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21pt" style:font-size-asian="21pt" style:font-size-complex="21pt"/>
    </style:style>
    <style:style style:name="ce8" style:family="table-cell" style:parent-style-name="Default" style:data-style-name="N37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9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10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1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1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1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39">
      <style:table-cell-properties style:vertical-align="top" fo:background-color="transparent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36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5" style:family="table-cell" style:parent-style-name="Default" style:data-style-name="N37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36" style:family="table-cell" style:parent-style-name="Default" style:data-style-name="N37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38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39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40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43" style:family="table-cell" style:parent-style-name="Default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4" style:family="table-cell" style:parent-style-name="Default" style:data-style-name="N38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5pt" style:font-size-asian="5pt" style:font-size-complex="5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21pt" style:font-size-asian="21pt" style:font-size-complex="2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343958333333333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0.185208333333333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1.666875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27.9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9pt" style:use-optimal-row-height="false" fo:break-before="auto"/>
    </style:style>
    <style:style style:name="ro6" style:family="table-row">
      <style:table-row-properties style:row-height="11.1pt" style:use-optimal-row-height="false" fo:break-before="auto"/>
    </style:style>
    <style:style style:name="ro7" style:family="table-row">
      <style:table-row-properties style:row-height="9.9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23.1pt" style:use-optimal-row-height="false" fo:break-before="auto"/>
    </style:style>
    <style:style style:name="ro10" style:family="table-row">
      <style:table-row-properties style:row-height="8.1pt" style:use-optimal-row-height="false" fo:break-before="auto"/>
    </style:style>
    <style:style style:name="ro1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3" table:default-cell-style-name="ce1"/>
        <table:table-column table:style-name="co8" table:default-cell-style-name="ce1"/>
        <table:table-column table:style-name="co4" table:default-cell-style-name="ce1"/>
        <table:table-column table:style-name="co1" table:number-columns-repeated="16364" table:default-cell-style-name="ce1"/>
        <table:table-row table:style-name="ro1">
          <table:table-cell office:value-type="string" table:style-name="ce2">
            <text:p><text:span text:style-name="T1">Tabelle 13: Durchschnittliche Wohnkosten von Hauptmietwohnungen nach Rechtsverhältnis,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pan text:style-name="T1">Gemeindegrößenklasse, Bundesland, Bauperiode, Ausstattungskategori e, Haushaltsgröße, Haushalts- und Familientyp, Miatvartragsdauer und Befristung das Mietvertrags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1" table:style-name="ce46">
            <text:p><text:span text:style-name="T2">Miete Inklusive</text:span></text:p>
            <text:p><text:span text:style-name="T3">Betriebskosten in Euro</text:span></text:p>
          </table:table-cell>
          <table:covered-table-cell/>
          <table:table-cell office:value-type="string" table:number-columns-spanned="3" table:number-rows-spanned="1" table:style-name="ce46">
            <text:p><text:span text:style-name="T2">(Netto-)Mlete ohne</text:span></text:p>
            <text:p><text:span text:style-name="T3">Betriebskosten in Euro</text:span></text:p>
          </table:table-cell>
          <table:covered-table-cell table:number-columns-repeated="2"/>
          <table:table-cell office:value-type="string" table:number-columns-spanned="4" table:number-rows-spanned="1" table:style-name="ce47">
            <text:p><text:span text:style-name="T2">Betriebskosten in Euro</text:span></text:p>
          </table:table-cell>
          <table:covered-table-cell table:number-columns-repeated="3"/>
          <table:table-cell office:value-type="string" table:number-columns-spanned="2" table:number-rows-spanned="2" table:style-name="ce46">
            <text:p><text:span text:style-name="T2">Betriebs- kosten- enteil an der Miete</text:span></text:p>
          </table:table-cell>
          <table:covered-table-cell/>
          <table:table-cell office:value-type="string" table:number-columns-spanned="2" table:number-rows-spanned="2" table:style-name="ce16">
            <text:p><text:span text:style-name="T3">Garagen-/<text:s/></text:span><text:span text:style-name="T2">Abstell- platzkosten In Euro</text:span></text:p>
            <text:p><text:span text:style-name="T3">pro Wohnung</text:span></text:p>
          </table:table-cell>
          <table:covered-table-cell/>
          <table:table-cell table:number-columns-repeated="16371" table:style-name="ce1"/>
        </table:table-row>
        <table:table-row table:style-name="ro3">
          <table:table-cell office:value-type="string" table:style-name="ce3">
            <text:p><text:span text:style-name="T2">pro</text:span></text:p>
            <text:p><text:span text:style-name="T2">Wohnung</text:span></text:p>
          </table:table-cell>
          <table:table-cell office:value-type="string" table:style-name="ce4">
            <text:p><text:span text:style-name="T2">pro m'</text:span></text:p>
          </table:table-cell>
          <table:table-cell office:value-type="string" table:style-name="ce3">
            <text:p><text:span text:style-name="T2">pro</text:span></text:p>
            <text:p><text:span text:style-name="T2">Wohnung</text:span></text:p>
          </table:table-cell>
          <table:table-cell office:value-type="string" table:number-columns-spanned="2" table:number-rows-spanned="1" table:style-name="ce48">
            <text:p><text:span text:style-name="T2">pro</text:span><text:span text:style-name="T4"><text:s/>m</text:span><text:span text:style-name="T5">2</text:span></text:p>
          </table:table-cell>
          <table:covered-table-cell/>
          <table:table-cell office:value-type="string" table:number-columns-spanned="2" table:number-rows-spanned="1" table:style-name="ce49">
            <text:p><text:span text:style-name="T2">pro</text:span></text:p>
            <text:p><text:span text:style-name="T2">Wohnung</text:span></text:p>
          </table:table-cell>
          <table:covered-table-cell/>
          <table:table-cell office:value-type="string" table:number-columns-spanned="2" table:number-rows-spanned="1" table:style-name="ce48">
            <text:p><text:span text:style-name="T2">pro</text:span><text:span text:style-name="T4"><text:s/>m</text:span><text:span text:style-name="T5">2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4">
          <table:table-cell table:number-columns-spanned="9" table:number-rows-spanned="1" table:style-name="ce50"/>
          <table:covered-table-cell table:number-columns-repeated="8"/>
          <table:table-cell office:value-type="string" table:number-columns-spanned="2" table:number-rows-spanned="1" table:style-name="ce51">
            <text:p><text:span text:style-name="T2">In %</text:span></text:p>
          </table:table-cell>
          <table:covered-table-cell/>
          <table:table-cell table:number-columns-spanned="2" table:number-rows-spanned="1" table:style-name="ce29"/>
          <table:covered-table-cell/>
          <table:table-cell table:number-columns-repeated="16371" table:style-name="ce1"/>
        </table:table-row>
        <table:table-row table:style-name="ro5">
          <table:table-cell office:value-type="string" table:style-name="ce5">
            <text:p><text:span text:style-name="T2">Hauptmiet-</text:span>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6">
            <text:p><text:span text:style-name="T3">Merkmale<text:s text:c="22"/></text:span><text:span text:style-name="T6"><text:s/></text:span><text:span text:style-name="T4">wohnungen<text:s/></text:span><text:span text:style-name="T5">1</text:span>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">
            <text:p><text:span text:style-name="T2">i</text:span><text:span text:style-name="T4">n<text:s/></text:span><text:span text:style-name="T6">1.000</text:span>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7">
            <text:p><text:span text:style-name="T7">"' <text:s text:c="44"/>"'</text:span>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4" table:number-rows-spanned="1" table:style-name="ce30">
            <text:p><text:span text:style-name="T6">Insgesamt</text:span></text:p>
            <text:p><text:span text:style-name="T2">Ractrtsvarhlltnls</text:span></text:p>
          </table:table-cell>
          <table:covered-table-cell table:number-columns-repeated="3"/>
          <table:table-cell office:value-type="float" office:value="1560" table:number-columns-spanned="2" table:number-rows-spanned="1" table:style-name="ce34">
            <text:p>1,560.0</text:p>
          </table:table-cell>
          <table:covered-table-cell/>
          <table:table-cell office:value-type="float" office:value="474.6" table:number-columns-spanned="2" table:number-rows-spanned="1" table:style-name="ce35">
            <text:p>474.6</text:p>
          </table:table-cell>
          <table:covered-table-cell/>
          <table:table-cell office:value-type="float" office:value="7.1" table:number-columns-spanned="2" table:number-rows-spanned="1" table:style-name="ce36">
            <text:p>7.1</text:p>
          </table:table-cell>
          <table:covered-table-cell/>
          <table:table-cell office:value-type="float" office:value="345.2" table:number-columns-spanned="2" table:number-rows-spanned="1" table:style-name="ce36">
            <text:p>345.2</text:p>
          </table:table-cell>
          <table:covered-table-cell/>
          <table:table-cell office:value-type="float" office:value="5.0999999999999996" table:number-columns-spanned="2" table:number-rows-spanned="1" table:style-name="ce36">
            <text:p>5.1</text:p>
          </table:table-cell>
          <table:covered-table-cell/>
          <table:table-cell office:value-type="float" office:value="130.6" table:style-name="ce8">
            <text:p>130.6</text:p>
          </table:table-cell>
          <table:table-cell office:value-type="float" office:value="2" table:style-name="ce8">
            <text:p>2.0</text:p>
          </table:table-cell>
          <table:table-cell office:value-type="float" office:value="30.4" table:style-name="ce8">
            <text:p>30.4</text:p>
          </table:table-cell>
          <table:table-cell office:value-type="float" office:value="39.6" table:number-columns-spanned="2" table:number-rows-spanned="1" table:style-name="ce36">
            <text:p>39.6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Gemeindewohnung</text:span></text:p>
          </table:table-cell>
          <table:covered-table-cell table:number-columns-repeated="3"/>
          <table:table-cell office:value-type="float" office:value="291.8" table:number-columns-spanned="2" table:number-rows-spanned="1" table:style-name="ce38">
            <text:p>291.8</text:p>
          </table:table-cell>
          <table:covered-table-cell/>
          <table:table-cell office:value-type="float" office:value="372.3" table:number-columns-spanned="2" table:number-rows-spanned="1" table:style-name="ce39">
            <text:p>372.3</text:p>
          </table:table-cell>
          <table:covered-table-cell/>
          <table:table-cell office:value-type="float" office:value="6.2" table:number-columns-spanned="2" table:number-rows-spanned="1" table:style-name="ce40">
            <text:p>6.2</text:p>
          </table:table-cell>
          <table:covered-table-cell/>
          <table:table-cell office:value-type="float" office:value="237.8" table:number-columns-spanned="2" table:number-rows-spanned="1" table:style-name="ce40">
            <text:p>237.8</text:p>
          </table:table-cell>
          <table:covered-table-cell/>
          <table:table-cell office:value-type="float" office:value="4" table:number-columns-spanned="2" table:number-rows-spanned="1" table:style-name="ce40">
            <text:p>4.0</text:p>
          </table:table-cell>
          <table:covered-table-cell/>
          <table:table-cell office:value-type="float" office:value="135.19999999999999" table:style-name="ce9">
            <text:p>135.2</text:p>
          </table:table-cell>
          <table:table-cell office:value-type="float" office:value="2.2999999999999998" table:style-name="ce11">
            <text:p>2.3</text:p>
          </table:table-cell>
          <table:table-cell office:value-type="float" office:value="36" table:style-name="ce11">
            <text:p>36.0</text:p>
          </table:table-cell>
          <table:table-cell office:value-type="float" office:value="39.799999999999997" table:number-columns-spanned="2" table:number-rows-spanned="1" table:style-name="ce40">
            <text:p>39.8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Genossenschaftswohnung</text:span></text:p>
          </table:table-cell>
          <table:covered-table-cell table:number-columns-repeated="3"/>
          <table:table-cell office:value-type="float" office:value="618.5" table:number-columns-spanned="2" table:number-rows-spanned="1" table:style-name="ce40">
            <text:p>618.5</text:p>
          </table:table-cell>
          <table:covered-table-cell/>
          <table:table-cell office:value-type="float" office:value="445.1" table:number-columns-spanned="2" table:number-rows-spanned="1" table:style-name="ce40">
            <text:p>445.1</text:p>
          </table:table-cell>
          <table:covered-table-cell/>
          <table:table-cell office:value-type="float" office:value="6.4" table:number-columns-spanned="2" table:number-rows-spanned="1" table:style-name="ce40">
            <text:p>6.4</text:p>
          </table:table-cell>
          <table:covered-table-cell/>
          <table:table-cell office:value-type="float" office:value="318.8" table:number-columns-spanned="2" table:number-rows-spanned="1" table:style-name="ce40">
            <text:p>318.8</text:p>
          </table:table-cell>
          <table:covered-table-cell/>
          <table:table-cell office:value-type="float" office:value="4.5999999999999996" table:number-columns-spanned="2" table:number-rows-spanned="1" table:style-name="ce40">
            <text:p>4.6</text:p>
          </table:table-cell>
          <table:covered-table-cell/>
          <table:table-cell office:value-type="float" office:value="126.9" table:style-name="ce11">
            <text:p>126.9</text:p>
          </table:table-cell>
          <table:table-cell office:value-type="float" office:value="1.8" table:style-name="ce11">
            <text:p>1.8</text:p>
          </table:table-cell>
          <table:table-cell office:value-type="float" office:value="30" table:style-name="ce11">
            <text:p>30.0</text:p>
          </table:table-cell>
          <table:table-cell office:value-type="float" office:value="37.799999999999997" table:number-columns-spanned="2" table:number-rows-spanned="1" table:style-name="ce40">
            <text:p>37.8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1">
            <text:p><text:span text:style-name="T2">andere Hauptmiete</text:span></text:p>
          </table:table-cell>
          <table:covered-table-cell table:number-columns-repeated="3"/>
          <table:table-cell office:value-type="float" office:value="649.70000000000005" table:number-columns-spanned="2" table:number-rows-spanned="1" table:style-name="ce40">
            <text:p>649.7</text:p>
          </table:table-cell>
          <table:covered-table-cell/>
          <table:table-cell office:value-type="float" office:value="548.6" table:number-columns-spanned="2" table:number-rows-spanned="1" table:style-name="ce40">
            <text:p>548.6</text:p>
          </table:table-cell>
          <table:covered-table-cell/>
          <table:table-cell office:value-type="float" office:value="8.3000000000000007" table:number-columns-spanned="2" table:number-rows-spanned="1" table:style-name="ce40">
            <text:p>8.3</text:p>
          </table:table-cell>
          <table:covered-table-cell/>
          <table:table-cell office:value-type="float" office:value="418.6" table:number-columns-spanned="2" table:number-rows-spanned="1" table:style-name="ce40">
            <text:p>418.6</text:p>
          </table:table-cell>
          <table:covered-table-cell/>
          <table:table-cell office:value-type="float" office:value="6.3" table:number-columns-spanned="2" table:number-rows-spanned="1" table:style-name="ce40">
            <text:p>6.3</text:p>
          </table:table-cell>
          <table:covered-table-cell/>
          <table:table-cell office:value-type="float" office:value="132" table:style-name="ce11">
            <text:p>132.0</text:p>
          </table:table-cell>
          <table:table-cell office:value-type="float" office:value="2" table:style-name="ce11">
            <text:p>2.0</text:p>
          </table:table-cell>
          <table:table-cell office:value-type="float" office:value="27.3" table:style-name="ce10">
            <text:p>27.3</text:p>
          </table:table-cell>
          <table:table-cell office:value-type="float" office:value="45.2" table:number-columns-spanned="2" table:number-rows-spanned="1" table:style-name="ce40">
            <text:p>45.2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1">
            <text:p><text:span text:style-name="T2">Gamalndagr68enklassa</text:span></text:p>
          </table:table-cell>
          <table:covered-table-cell table:number-columns-repeated="3"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repeated="3" table:style-name="ce12"/>
          <table:table-cell table:number-columns-spanned="2" table:number-rows-spanned="1" table:style-name="ce42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Wien</text:span></text:p>
          </table:table-cell>
          <table:covered-table-cell table:number-columns-repeated="3"/>
          <table:table-cell office:value-type="float" office:value="690.6" table:number-columns-spanned="2" table:number-rows-spanned="1" table:style-name="ce40">
            <text:p>690.6</text:p>
          </table:table-cell>
          <table:covered-table-cell/>
          <table:table-cell office:value-type="float" office:value="487.4" table:number-columns-spanned="2" table:number-rows-spanned="1" table:style-name="ce39">
            <text:p>487.4</text:p>
          </table:table-cell>
          <table:covered-table-cell/>
          <table:table-cell office:value-type="float" office:value="7.5" table:number-columns-spanned="2" table:number-rows-spanned="1" table:style-name="ce40">
            <text:p>7.5</text:p>
          </table:table-cell>
          <table:covered-table-cell/>
          <table:table-cell office:value-type="float" office:value="341.4" table:number-columns-spanned="2" table:number-rows-spanned="1" table:style-name="ce38">
            <text:p>341.4</text:p>
          </table:table-cell>
          <table:covered-table-cell/>
          <table:table-cell office:value-type="float" office:value="5.2" table:number-columns-spanned="2" table:number-rows-spanned="1" table:style-name="ce40">
            <text:p>5.2</text:p>
          </table:table-cell>
          <table:covered-table-cell/>
          <table:table-cell office:value-type="float" office:value="146.5" table:style-name="ce10">
            <text:p>146.5</text:p>
          </table:table-cell>
          <table:table-cell office:value-type="float" office:value="2.2999999999999998" table:style-name="ce11">
            <text:p>2.3</text:p>
          </table:table-cell>
          <table:table-cell office:value-type="float" office:value="33.9" table:style-name="ce11">
            <text:p>33.9</text:p>
          </table:table-cell>
          <table:table-cell office:value-type="float" office:value="58.7" table:number-columns-spanned="2" table:number-rows-spanned="1" table:style-name="ce40">
            <text:p>58.7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andere Gemeinden&gt; 100.000 Elnw.</text:span></text:p>
          </table:table-cell>
          <table:covered-table-cell table:number-columns-repeated="3"/>
          <table:table-cell office:value-type="float" office:value="210.8" table:number-columns-spanned="2" table:number-rows-spanned="1" table:style-name="ce40">
            <text:p>210.8</text:p>
          </table:table-cell>
          <table:covered-table-cell/>
          <table:table-cell office:value-type="float" office:value="495.4" table:number-columns-spanned="2" table:number-rows-spanned="1" table:style-name="ce38">
            <text:p>495.4</text:p>
          </table:table-cell>
          <table:covered-table-cell/>
          <table:table-cell office:value-type="float" office:value="8.1" table:number-columns-spanned="2" table:number-rows-spanned="1" table:style-name="ce40">
            <text:p>8.1</text:p>
          </table:table-cell>
          <table:covered-table-cell/>
          <table:table-cell office:value-type="float" office:value="366.4" table:number-columns-spanned="2" table:number-rows-spanned="1" table:style-name="ce40">
            <text:p>366.4</text:p>
          </table:table-cell>
          <table:covered-table-cell/>
          <table:table-cell office:value-type="float" office:value="6" table:number-columns-spanned="2" table:number-rows-spanned="1" table:style-name="ce40">
            <text:p>6.0</text:p>
          </table:table-cell>
          <table:covered-table-cell/>
          <table:table-cell office:value-type="float" office:value="129.80000000000001" table:style-name="ce11">
            <text:p>129.8</text:p>
          </table:table-cell>
          <table:table-cell office:value-type="float" office:value="2.1" table:style-name="ce11">
            <text:p>2.1</text:p>
          </table:table-cell>
          <table:table-cell office:value-type="float" office:value="28.6" table:style-name="ce10">
            <text:p>28.6</text:p>
          </table:table-cell>
          <table:table-cell office:value-type="float" office:value="40.5" table:number-columns-spanned="2" table:number-rows-spanned="1" table:style-name="ce40">
            <text:p>40.5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Gemeinden &gt; 10.000 u. s 100.000 Elnw.</text:span></text:p>
          </table:table-cell>
          <table:covered-table-cell table:number-columns-repeated="3"/>
          <table:table-cell office:value-type="float" office:value="291.8" table:number-columns-spanned="2" table:number-rows-spanned="1" table:style-name="ce38">
            <text:p>291.8</text:p>
          </table:table-cell>
          <table:covered-table-cell/>
          <table:table-cell office:value-type="float" office:value="450" table:number-columns-spanned="2" table:number-rows-spanned="1" table:style-name="ce40">
            <text:p>450.0</text:p>
          </table:table-cell>
          <table:covered-table-cell/>
          <table:table-cell office:value-type="float" office:value="6.6" table:number-columns-spanned="2" table:number-rows-spanned="1" table:style-name="ce40">
            <text:p>6.6</text:p>
          </table:table-cell>
          <table:covered-table-cell/>
          <table:table-cell office:value-type="float" office:value="330.1" table:number-columns-spanned="2" table:number-rows-spanned="1" table:style-name="ce40">
            <text:p>330.1</text:p>
          </table:table-cell>
          <table:covered-table-cell/>
          <table:table-cell office:value-type="float" office:value="4.8" table:number-columns-spanned="2" table:number-rows-spanned="1" table:style-name="ce40">
            <text:p>4.8</text:p>
          </table:table-cell>
          <table:covered-table-cell/>
          <table:table-cell office:value-type="float" office:value="121.1" table:style-name="ce10">
            <text:p>121.1</text:p>
          </table:table-cell>
          <table:table-cell office:value-type="float" office:value="1.8" table:style-name="ce11">
            <text:p>1.8</text:p>
          </table:table-cell>
          <table:table-cell office:value-type="float" office:value="29.3" table:style-name="ce11">
            <text:p>29.3</text:p>
          </table:table-cell>
          <table:table-cell office:value-type="float" office:value="32.700000000000003" table:number-columns-spanned="2" table:number-rows-spanned="1" table:style-name="ce40">
            <text:p>32.7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1">
            <text:p><text:span text:style-name="T2">Gemeinden s 10.000 Elnw.</text:span></text:p>
          </table:table-cell>
          <table:covered-table-cell table:number-columns-repeated="3"/>
          <table:table-cell office:value-type="float" office:value="366.8" table:number-columns-spanned="2" table:number-rows-spanned="1" table:style-name="ce40">
            <text:p>366.8</text:p>
          </table:table-cell>
          <table:covered-table-cell/>
          <table:table-cell office:value-type="float" office:value="458" table:number-columns-spanned="2" table:number-rows-spanned="1" table:style-name="ce40">
            <text:p>458.0</text:p>
          </table:table-cell>
          <table:covered-table-cell/>
          <table:table-cell office:value-type="float" office:value="6.4" table:number-columns-spanned="2" table:number-rows-spanned="1" table:style-name="ce40">
            <text:p>6.4</text:p>
          </table:table-cell>
          <table:covered-table-cell/>
          <table:table-cell office:value-type="float" office:value="352.3" table:number-columns-spanned="2" table:number-rows-spanned="1" table:style-name="ce40">
            <text:p>352.3</text:p>
          </table:table-cell>
          <table:covered-table-cell/>
          <table:table-cell office:value-type="float" office:value="4.9000000000000004" table:number-columns-spanned="2" table:number-rows-spanned="1" table:style-name="ce40">
            <text:p>4.9</text:p>
          </table:table-cell>
          <table:covered-table-cell/>
          <table:table-cell office:value-type="float" office:value="108" table:style-name="ce11">
            <text:p>108.0</text:p>
          </table:table-cell>
          <table:table-cell office:value-type="float" office:value="1.6" table:style-name="ce11">
            <text:p>1.6</text:p>
          </table:table-cell>
          <table:table-cell office:value-type="float" office:value="25.6" table:style-name="ce10">
            <text:p>25.6</text:p>
          </table:table-cell>
          <table:table-cell office:value-type="float" office:value="27.9" table:number-columns-spanned="2" table:number-rows-spanned="1" table:style-name="ce38">
            <text:p>27.9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1">
            <text:p><text:span text:style-name="T2">Bundaaland</text:span></text:p>
          </table:table-cell>
          <table:covered-table-cell table:number-columns-repeated="3"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repeated="3" table:style-name="ce12"/>
          <table:table-cell table:number-columns-spanned="2" table:number-rows-spanned="1" table:style-name="ce42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Burgenland</text:span></text:p>
          </table:table-cell>
          <table:covered-table-cell table:number-columns-repeated="3"/>
          <table:table-cell office:value-type="float" office:value="22.7" table:number-columns-spanned="2" table:number-rows-spanned="1" table:style-name="ce40">
            <text:p>22.7</text:p>
          </table:table-cell>
          <table:covered-table-cell/>
          <table:table-cell office:value-type="float" office:value="415.3" table:number-columns-spanned="2" table:number-rows-spanned="1" table:style-name="ce40">
            <text:p>415.3</text:p>
          </table:table-cell>
          <table:covered-table-cell/>
          <table:table-cell office:value-type="float" office:value="5.4" table:number-columns-spanned="2" table:number-rows-spanned="1" table:style-name="ce40">
            <text:p>5.4</text:p>
          </table:table-cell>
          <table:covered-table-cell/>
          <table:table-cell office:value-type="float" office:value="316.39999999999998" table:number-columns-spanned="2" table:number-rows-spanned="1" table:style-name="ce40">
            <text:p>316.4</text:p>
          </table:table-cell>
          <table:covered-table-cell/>
          <table:table-cell office:value-type="float" office:value="4.0999999999999996" table:number-columns-spanned="2" table:number-rows-spanned="1" table:style-name="ce40">
            <text:p>4.1</text:p>
          </table:table-cell>
          <table:covered-table-cell/>
          <table:table-cell office:value-type="float" office:value="99.8" table:style-name="ce11">
            <text:p>99.8</text:p>
          </table:table-cell>
          <table:table-cell office:value-type="float" office:value="1.3" table:style-name="ce11">
            <text:p>1.3</text:p>
          </table:table-cell>
          <table:table-cell office:value-type="float" office:value="25.3" table:style-name="ce11">
            <text:p>25.3</text:p>
          </table:table-cell>
          <table:table-cell office:value-type="float" office:value="18.3" table:number-columns-spanned="2" table:number-rows-spanned="1" table:style-name="ce40">
            <text:p>18.3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Kärnten</text:span></text:p>
          </table:table-cell>
          <table:covered-table-cell table:number-columns-repeated="3"/>
          <table:table-cell office:value-type="float" office:value="78.8" table:number-columns-spanned="2" table:number-rows-spanned="1" table:style-name="ce40">
            <text:p>78.8</text:p>
          </table:table-cell>
          <table:covered-table-cell/>
          <table:table-cell office:value-type="float" office:value="386.1" table:number-columns-spanned="2" table:number-rows-spanned="1" table:style-name="ce40">
            <text:p>386.1</text:p>
          </table:table-cell>
          <table:covered-table-cell/>
          <table:table-cell office:value-type="float" office:value="5.7" table:number-columns-spanned="2" table:number-rows-spanned="1" table:style-name="ce40">
            <text:p>5.7</text:p>
          </table:table-cell>
          <table:covered-table-cell/>
          <table:table-cell office:value-type="float" office:value="283.5" table:number-columns-spanned="2" table:number-rows-spanned="1" table:style-name="ce40">
            <text:p>283.5</text:p>
          </table:table-cell>
          <table:covered-table-cell/>
          <table:table-cell office:value-type="float" office:value="4.2" table:number-columns-spanned="2" table:number-rows-spanned="1" table:style-name="ce40">
            <text:p>4.2</text:p>
          </table:table-cell>
          <table:covered-table-cell/>
          <table:table-cell office:value-type="float" office:value="103.1" table:style-name="ce11">
            <text:p>103.1</text:p>
          </table:table-cell>
          <table:table-cell office:value-type="float" office:value="1.6" table:style-name="ce11">
            <text:p>1.6</text:p>
          </table:table-cell>
          <table:table-cell office:value-type="float" office:value="28.8" table:style-name="ce11">
            <text:p>28.8</text:p>
          </table:table-cell>
          <table:table-cell office:value-type="float" office:value="32.9" table:number-columns-spanned="2" table:number-rows-spanned="1" table:style-name="ce40">
            <text:p>32.9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Niederösterreich</text:span></text:p>
          </table:table-cell>
          <table:covered-table-cell table:number-columns-repeated="3"/>
          <table:table-cell office:value-type="float" office:value="175" table:number-columns-spanned="2" table:number-rows-spanned="1" table:style-name="ce40">
            <text:p>175.0</text:p>
          </table:table-cell>
          <table:covered-table-cell/>
          <table:table-cell office:value-type="float" office:value="460.1" table:number-columns-spanned="2" table:number-rows-spanned="1" table:style-name="ce40">
            <text:p>460.1</text:p>
          </table:table-cell>
          <table:covered-table-cell/>
          <table:table-cell office:value-type="float" office:value="6.3" table:number-columns-spanned="2" table:number-rows-spanned="1" table:style-name="ce40">
            <text:p>6.3</text:p>
          </table:table-cell>
          <table:covered-table-cell/>
          <table:table-cell office:value-type="float" office:value="333.1" table:number-columns-spanned="2" table:number-rows-spanned="1" table:style-name="ce40">
            <text:p>333.1</text:p>
          </table:table-cell>
          <table:covered-table-cell/>
          <table:table-cell office:value-type="float" office:value="4.5" table:number-columns-spanned="2" table:number-rows-spanned="1" table:style-name="ce40">
            <text:p>4.5</text:p>
          </table:table-cell>
          <table:covered-table-cell/>
          <table:table-cell office:value-type="float" office:value="129.69999999999999" table:style-name="ce11">
            <text:p>129.7</text:p>
          </table:table-cell>
          <table:table-cell office:value-type="float" office:value="1.8" table:style-name="ce11">
            <text:p>1.8</text:p>
          </table:table-cell>
          <table:table-cell office:value-type="float" office:value="31.2" table:style-name="ce11">
            <text:p>31.2</text:p>
          </table:table-cell>
          <table:table-cell office:value-type="float" office:value="25.2" table:number-columns-spanned="2" table:number-rows-spanned="1" table:style-name="ce40">
            <text:p>25.2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Oberösterreich</text:span></text:p>
          </table:table-cell>
          <table:covered-table-cell table:number-columns-repeated="3"/>
          <table:table-cell office:value-type="float" office:value="193.3" table:number-columns-spanned="2" table:number-rows-spanned="1" table:style-name="ce40">
            <text:p>193.3</text:p>
          </table:table-cell>
          <table:covered-table-cell/>
          <table:table-cell office:value-type="float" office:value="451.5" table:number-columns-spanned="2" table:number-rows-spanned="1" table:style-name="ce40">
            <text:p>451.5</text:p>
          </table:table-cell>
          <table:covered-table-cell/>
          <table:table-cell office:value-type="float" office:value="6.7" table:number-columns-spanned="2" table:number-rows-spanned="1" table:style-name="ce40">
            <text:p>6.7</text:p>
          </table:table-cell>
          <table:covered-table-cell/>
          <table:table-cell office:value-type="float" office:value="337.4" table:number-columns-spanned="2" table:number-rows-spanned="1" table:style-name="ce40">
            <text:p>337.4</text:p>
          </table:table-cell>
          <table:covered-table-cell/>
          <table:table-cell office:value-type="float" office:value="4.9000000000000004" table:number-columns-spanned="2" table:number-rows-spanned="1" table:style-name="ce40">
            <text:p>4.9</text:p>
          </table:table-cell>
          <table:covered-table-cell/>
          <table:table-cell office:value-type="float" office:value="115.3" table:style-name="ce11">
            <text:p>115.3</text:p>
          </table:table-cell>
          <table:table-cell office:value-type="float" office:value="1.7" table:style-name="ce11">
            <text:p>1.7</text:p>
          </table:table-cell>
          <table:table-cell office:value-type="float" office:value="27.2" table:style-name="ce11">
            <text:p>27.2</text:p>
          </table:table-cell>
          <table:table-cell office:value-type="float" office:value="35.9" table:number-columns-spanned="2" table:number-rows-spanned="1" table:style-name="ce40">
            <text:p>35.9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Salzburg</text:span></text:p>
          </table:table-cell>
          <table:covered-table-cell table:number-columns-repeated="3"/>
          <table:table-cell office:value-type="float" office:value="82.7" table:number-columns-spanned="2" table:number-rows-spanned="1" table:style-name="ce40">
            <text:p>82.7</text:p>
          </table:table-cell>
          <table:covered-table-cell/>
          <table:table-cell office:value-type="float" office:value="549.5" table:number-columns-spanned="2" table:number-rows-spanned="1" table:style-name="ce40">
            <text:p>549.5</text:p>
          </table:table-cell>
          <table:covered-table-cell/>
          <table:table-cell office:value-type="float" office:value="8.6999999999999993" table:number-columns-spanned="2" table:number-rows-spanned="1" table:style-name="ce40">
            <text:p>8.7</text:p>
          </table:table-cell>
          <table:covered-table-cell/>
          <table:table-cell office:value-type="float" office:value="420.7" table:number-columns-spanned="2" table:number-rows-spanned="1" table:style-name="ce40">
            <text:p>420.7</text:p>
          </table:table-cell>
          <table:covered-table-cell/>
          <table:table-cell office:value-type="float" office:value="6.6" table:number-columns-spanned="2" table:number-rows-spanned="1" table:style-name="ce40">
            <text:p>6.6</text:p>
          </table:table-cell>
          <table:covered-table-cell/>
          <table:table-cell office:value-type="float" office:value="130" table:style-name="ce11">
            <text:p>130.0</text:p>
          </table:table-cell>
          <table:table-cell office:value-type="float" office:value="2.1" table:style-name="ce11">
            <text:p>2.1</text:p>
          </table:table-cell>
          <table:table-cell office:value-type="float" office:value="25.8" table:style-name="ce11">
            <text:p>25.8</text:p>
          </table:table-cell>
          <table:table-cell office:value-type="float" office:value="36" table:number-columns-spanned="2" table:number-rows-spanned="1" table:style-name="ce40">
            <text:p>36.0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Steiermark</text:span></text:p>
          </table:table-cell>
          <table:covered-table-cell table:number-columns-repeated="3"/>
          <table:table-cell office:value-type="float" office:value="169.8" table:number-columns-spanned="2" table:number-rows-spanned="1" table:style-name="ce40">
            <text:p>169.8</text:p>
          </table:table-cell>
          <table:covered-table-cell/>
          <table:table-cell office:value-type="float" office:value="427.6" table:number-columns-spanned="2" table:number-rows-spanned="1" table:style-name="ce40">
            <text:p>427.6</text:p>
          </table:table-cell>
          <table:covered-table-cell/>
          <table:table-cell office:value-type="float" office:value="6.7" table:number-columns-spanned="2" table:number-rows-spanned="1" table:style-name="ce40">
            <text:p>6.7</text:p>
          </table:table-cell>
          <table:covered-table-cell/>
          <table:table-cell office:value-type="float" office:value="313.60000000000002" table:number-columns-spanned="2" table:number-rows-spanned="1" table:style-name="ce40">
            <text:p>313.6</text:p>
          </table:table-cell>
          <table:covered-table-cell/>
          <table:table-cell office:value-type="float" office:value="4.9000000000000004" table:number-columns-spanned="2" table:number-rows-spanned="1" table:style-name="ce40">
            <text:p>4.9</text:p>
          </table:table-cell>
          <table:covered-table-cell/>
          <table:table-cell office:value-type="float" office:value="115.3" table:style-name="ce11">
            <text:p>115.3</text:p>
          </table:table-cell>
          <table:table-cell office:value-type="float" office:value="1.8" table:style-name="ce11">
            <text:p>1.8</text:p>
          </table:table-cell>
          <table:table-cell office:value-type="float" office:value="28.8" table:style-name="ce11">
            <text:p>28.8</text:p>
          </table:table-cell>
          <table:table-cell office:value-type="float" office:value="32" table:number-columns-spanned="2" table:number-rows-spanned="1" table:style-name="ce40">
            <text:p>32.0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Tirol</text:span></text:p>
          </table:table-cell>
          <table:covered-table-cell table:number-columns-repeated="3"/>
          <table:table-cell office:value-type="float" office:value="97.5" table:number-columns-spanned="2" table:number-rows-spanned="1" table:style-name="ce40">
            <text:p>97.5</text:p>
          </table:table-cell>
          <table:covered-table-cell/>
          <table:table-cell office:value-type="float" office:value="512.9" table:number-columns-spanned="2" table:number-rows-spanned="1" table:style-name="ce40">
            <text:p>512.9</text:p>
          </table:table-cell>
          <table:covered-table-cell/>
          <table:table-cell office:value-type="float" office:value="7.9" table:number-columns-spanned="2" table:number-rows-spanned="1" table:style-name="ce40">
            <text:p>7.9</text:p>
          </table:table-cell>
          <table:covered-table-cell/>
          <table:table-cell office:value-type="float" office:value="402.5" table:number-columns-spanned="2" table:number-rows-spanned="1" table:style-name="ce40">
            <text:p>402.5</text:p>
          </table:table-cell>
          <table:covered-table-cell/>
          <table:table-cell office:value-type="float" office:value="6.2" table:number-columns-spanned="2" table:number-rows-spanned="1" table:style-name="ce40">
            <text:p>6.2</text:p>
          </table:table-cell>
          <table:covered-table-cell/>
          <table:table-cell office:value-type="float" office:value="112.7" table:style-name="ce11">
            <text:p>112.7</text:p>
          </table:table-cell>
          <table:table-cell office:value-type="float" office:value="1.7" table:style-name="ce11">
            <text:p>1.7</text:p>
          </table:table-cell>
          <table:table-cell office:value-type="float" office:value="23.7" table:style-name="ce11">
            <text:p>23.7</text:p>
          </table:table-cell>
          <table:table-cell office:value-type="float" office:value="34.4" table:number-columns-spanned="2" table:number-rows-spanned="1" table:style-name="ce40">
            <text:p>34.4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Vorarlberg</text:span></text:p>
          </table:table-cell>
          <table:covered-table-cell table:number-columns-repeated="3"/>
          <table:table-cell office:value-type="float" office:value="49.7" table:number-columns-spanned="2" table:number-rows-spanned="1" table:style-name="ce40">
            <text:p>49.7</text:p>
          </table:table-cell>
          <table:covered-table-cell/>
          <table:table-cell office:value-type="float" office:value="564.9" table:number-columns-spanned="2" table:number-rows-spanned="1" table:style-name="ce40">
            <text:p>564.9</text:p>
          </table:table-cell>
          <table:covered-table-cell/>
          <table:table-cell office:value-type="float" office:value="8.1" table:number-columns-spanned="2" table:number-rows-spanned="1" table:style-name="ce40">
            <text:p>8.1</text:p>
          </table:table-cell>
          <table:covered-table-cell/>
          <table:table-cell office:value-type="float" office:value="453.2" table:number-columns-spanned="2" table:number-rows-spanned="1" table:style-name="ce40">
            <text:p>453.2</text:p>
          </table:table-cell>
          <table:covered-table-cell/>
          <table:table-cell office:value-type="float" office:value="6.5" table:number-columns-spanned="2" table:number-rows-spanned="1" table:style-name="ce40">
            <text:p>6.5</text:p>
          </table:table-cell>
          <table:covered-table-cell/>
          <table:table-cell office:value-type="float" office:value="114.9" table:style-name="ce11">
            <text:p>114.9</text:p>
          </table:table-cell>
          <table:table-cell office:value-type="float" office:value="1.7" table:style-name="ce11">
            <text:p>1.7</text:p>
          </table:table-cell>
          <table:table-cell office:value-type="float" office:value="21.8" table:style-name="ce11">
            <text:p>21.8</text:p>
          </table:table-cell>
          <table:table-cell office:value-type="float" office:value="36.1" table:number-columns-spanned="2" table:number-rows-spanned="1" table:style-name="ce40">
            <text:p>36.1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1">
            <text:p><text:span text:style-name="T2">Wien</text:span></text:p>
          </table:table-cell>
          <table:covered-table-cell table:number-columns-repeated="3"/>
          <table:table-cell office:value-type="float" office:value="690.6" table:number-columns-spanned="2" table:number-rows-spanned="1" table:style-name="ce40">
            <text:p>690.6</text:p>
          </table:table-cell>
          <table:covered-table-cell/>
          <table:table-cell office:value-type="float" office:value="487.4" table:number-columns-spanned="2" table:number-rows-spanned="1" table:style-name="ce40">
            <text:p>487.4</text:p>
          </table:table-cell>
          <table:covered-table-cell/>
          <table:table-cell office:value-type="float" office:value="7.5" table:number-columns-spanned="2" table:number-rows-spanned="1" table:style-name="ce40">
            <text:p>7.5</text:p>
          </table:table-cell>
          <table:covered-table-cell/>
          <table:table-cell office:value-type="float" office:value="341.4" table:number-columns-spanned="2" table:number-rows-spanned="1" table:style-name="ce40">
            <text:p>341.4</text:p>
          </table:table-cell>
          <table:covered-table-cell/>
          <table:table-cell office:value-type="float" office:value="5.2" table:number-columns-spanned="2" table:number-rows-spanned="1" table:style-name="ce40">
            <text:p>5.2</text:p>
          </table:table-cell>
          <table:covered-table-cell/>
          <table:table-cell office:value-type="float" office:value="146.5" table:style-name="ce11">
            <text:p>146.5</text:p>
          </table:table-cell>
          <table:table-cell office:value-type="float" office:value="2.2999999999999998" table:style-name="ce11">
            <text:p>2.3</text:p>
          </table:table-cell>
          <table:table-cell office:value-type="float" office:value="33.9" table:style-name="ce11">
            <text:p>33.9</text:p>
          </table:table-cell>
          <table:table-cell office:value-type="float" office:value="58.7" table:number-columns-spanned="2" table:number-rows-spanned="1" table:style-name="ce40">
            <text:p>58.7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1">
            <text:p><text:span text:style-name="T2">Bauperiode</text:span></text:p>
          </table:table-cell>
          <table:covered-table-cell table:number-columns-repeated="3"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repeated="3" table:style-name="ce12"/>
          <table:table-cell table:number-columns-spanned="2" table:number-rows-spanned="1" table:style-name="ce42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3">vor</text:span><text:span text:style-name="T6"><text:s/>1919</text:span></text:p>
          </table:table-cell>
          <table:covered-table-cell table:number-columns-repeated="3"/>
          <table:table-cell office:value-type="float" office:value="275.5" table:number-columns-spanned="2" table:number-rows-spanned="1" table:style-name="ce40">
            <text:p>275.5</text:p>
          </table:table-cell>
          <table:covered-table-cell/>
          <table:table-cell office:value-type="float" office:value="510.1" table:number-columns-spanned="2" table:number-rows-spanned="1" table:style-name="ce40">
            <text:p>510.1</text:p>
          </table:table-cell>
          <table:covered-table-cell/>
          <table:table-cell office:value-type="float" office:value="7.4" table:number-columns-spanned="2" table:number-rows-spanned="1" table:style-name="ce40">
            <text:p>7.4</text:p>
          </table:table-cell>
          <table:covered-table-cell/>
          <table:table-cell office:value-type="float" office:value="370.4" table:number-columns-spanned="2" table:number-rows-spanned="1" table:style-name="ce40">
            <text:p>370.4</text:p>
          </table:table-cell>
          <table:covered-table-cell/>
          <table:table-cell office:value-type="float" office:value="5.3" table:number-columns-spanned="2" table:number-rows-spanned="1" table:style-name="ce40">
            <text:p>5.3</text:p>
          </table:table-cell>
          <table:covered-table-cell/>
          <table:table-cell office:value-type="float" office:value="140.9" table:style-name="ce11">
            <text:p>140.9</text:p>
          </table:table-cell>
          <table:table-cell office:value-type="float" office:value="2.1" table:style-name="ce11">
            <text:p>2.1</text:p>
          </table:table-cell>
          <table:table-cell office:value-type="float" office:value="32.200000000000003" table:style-name="ce11">
            <text:p>32.2</text:p>
          </table:table-cell>
          <table:table-cell office:value-type="float" office:value="48.4" table:number-columns-spanned="2" table:number-rows-spanned="1" table:style-name="ce40">
            <text:p>48.4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1919 bis 1944</text:span></text:p>
          </table:table-cell>
          <table:covered-table-cell table:number-columns-repeated="3"/>
          <table:table-cell office:value-type="float" office:value="154" table:number-columns-spanned="2" table:number-rows-spanned="1" table:style-name="ce40">
            <text:p>154.0</text:p>
          </table:table-cell>
          <table:covered-table-cell/>
          <table:table-cell office:value-type="float" office:value="396" table:number-columns-spanned="2" table:number-rows-spanned="1" table:style-name="ce40">
            <text:p>396.0</text:p>
          </table:table-cell>
          <table:covered-table-cell/>
          <table:table-cell office:value-type="float" office:value="6.6" table:number-columns-spanned="2" table:number-rows-spanned="1" table:style-name="ce40">
            <text:p>6.6</text:p>
          </table:table-cell>
          <table:covered-table-cell/>
          <table:table-cell office:value-type="float" office:value="278" table:number-columns-spanned="2" table:number-rows-spanned="1" table:style-name="ce40">
            <text:p>278.0</text:p>
          </table:table-cell>
          <table:covered-table-cell/>
          <table:table-cell office:value-type="float" office:value="4.5" table:number-columns-spanned="2" table:number-rows-spanned="1" table:style-name="ce40">
            <text:p>4.5</text:p>
          </table:table-cell>
          <table:covered-table-cell/>
          <table:table-cell office:value-type="float" office:value="119.4" table:style-name="ce11">
            <text:p>119.4</text:p>
          </table:table-cell>
          <table:table-cell office:value-type="float" office:value="2.1" table:style-name="ce11">
            <text:p>2.1</text:p>
          </table:table-cell>
          <table:table-cell office:value-type="float" office:value="34.1" table:style-name="ce11">
            <text:p>34.1</text:p>
          </table:table-cell>
          <table:table-cell office:value-type="float" office:value="36.700000000000003" table:number-columns-spanned="2" table:number-rows-spanned="1" table:style-name="ce40">
            <text:p>36.7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1945 bis 1960</text:span></text:p>
          </table:table-cell>
          <table:covered-table-cell table:number-columns-repeated="3"/>
          <table:table-cell office:value-type="float" office:value="201.4" table:number-columns-spanned="2" table:number-rows-spanned="1" table:style-name="ce40">
            <text:p>201.4</text:p>
          </table:table-cell>
          <table:covered-table-cell/>
          <table:table-cell office:value-type="float" office:value="389.2" table:number-columns-spanned="2" table:number-rows-spanned="1" table:style-name="ce40">
            <text:p>389.2</text:p>
          </table:table-cell>
          <table:covered-table-cell/>
          <table:table-cell office:value-type="float" office:value="6.7" table:number-columns-spanned="2" table:number-rows-spanned="1" table:style-name="ce40">
            <text:p>6.7</text:p>
          </table:table-cell>
          <table:covered-table-cell/>
          <table:table-cell office:value-type="float" office:value="276.10000000000002" table:number-columns-spanned="2" table:number-rows-spanned="1" table:style-name="ce40">
            <text:p>276.1</text:p>
          </table:table-cell>
          <table:covered-table-cell/>
          <table:table-cell office:value-type="float" office:value="4.7" table:number-columns-spanned="2" table:number-rows-spanned="1" table:style-name="ce40">
            <text:p>4.7</text:p>
          </table:table-cell>
          <table:covered-table-cell/>
          <table:table-cell office:value-type="float" office:value="114.2" table:style-name="ce11">
            <text:p>114.2</text:p>
          </table:table-cell>
          <table:table-cell office:value-type="float" office:value="2" table:style-name="ce11">
            <text:p>2.0</text:p>
          </table:table-cell>
          <table:table-cell office:value-type="float" office:value="32.4" table:style-name="ce11">
            <text:p>32.4</text:p>
          </table:table-cell>
          <table:table-cell office:value-type="float" office:value="32.1" table:number-columns-spanned="2" table:number-rows-spanned="1" table:style-name="ce40">
            <text:p>32.1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1961 bis 1970</text:span></text:p>
          </table:table-cell>
          <table:covered-table-cell table:number-columns-repeated="3"/>
          <table:table-cell office:value-type="float" office:value="216" table:number-columns-spanned="2" table:number-rows-spanned="1" table:style-name="ce40">
            <text:p>216.0</text:p>
          </table:table-cell>
          <table:covered-table-cell/>
          <table:table-cell office:value-type="float" office:value="406.4" table:number-columns-spanned="2" table:number-rows-spanned="1" table:style-name="ce40">
            <text:p>406.4</text:p>
          </table:table-cell>
          <table:covered-table-cell/>
          <table:table-cell office:value-type="float" office:value="6.7" table:number-columns-spanned="2" table:number-rows-spanned="1" table:style-name="ce40">
            <text:p>6.7</text:p>
          </table:table-cell>
          <table:covered-table-cell/>
          <table:table-cell office:value-type="float" office:value="283.60000000000002" table:number-columns-spanned="2" table:number-rows-spanned="1" table:style-name="ce40">
            <text:p>283.6</text:p>
          </table:table-cell>
          <table:covered-table-cell/>
          <table:table-cell office:value-type="float" office:value="4.5999999999999996" table:number-columns-spanned="2" table:number-rows-spanned="1" table:style-name="ce40">
            <text:p>4.6</text:p>
          </table:table-cell>
          <table:covered-table-cell/>
          <table:table-cell office:value-type="float" office:value="124.2" table:style-name="ce11">
            <text:p>124.2</text:p>
          </table:table-cell>
          <table:table-cell office:value-type="float" office:value="2" table:style-name="ce11">
            <text:p>2.0</text:p>
          </table:table-cell>
          <table:table-cell office:value-type="float" office:value="32.9" table:style-name="ce11">
            <text:p>32.9</text:p>
          </table:table-cell>
          <table:table-cell office:value-type="float" office:value="31.2" table:number-columns-spanned="2" table:number-rows-spanned="1" table:style-name="ce40">
            <text:p>31.2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1971 bis 1980</text:span></text:p>
          </table:table-cell>
          <table:covered-table-cell table:number-columns-repeated="3"/>
          <table:table-cell office:value-type="float" office:value="174.1" table:number-columns-spanned="2" table:number-rows-spanned="1" table:style-name="ce40">
            <text:p>174.1</text:p>
          </table:table-cell>
          <table:covered-table-cell/>
          <table:table-cell office:value-type="float" office:value="470.6" table:number-columns-spanned="2" table:number-rows-spanned="1" table:style-name="ce40">
            <text:p>470.6</text:p>
          </table:table-cell>
          <table:covered-table-cell/>
          <table:table-cell office:value-type="float" office:value="7" table:number-columns-spanned="2" table:number-rows-spanned="1" table:style-name="ce40">
            <text:p>7.0</text:p>
          </table:table-cell>
          <table:covered-table-cell/>
          <table:table-cell office:value-type="float" office:value="334.9" table:number-columns-spanned="2" table:number-rows-spanned="1" table:style-name="ce40">
            <text:p>334.9</text:p>
          </table:table-cell>
          <table:covered-table-cell/>
          <table:table-cell office:value-type="float" office:value="4.9000000000000004" table:number-columns-spanned="2" table:number-rows-spanned="1" table:style-name="ce40">
            <text:p>4.9</text:p>
          </table:table-cell>
          <table:covered-table-cell/>
          <table:table-cell office:value-type="float" office:value="137.19999999999999" table:style-name="ce11">
            <text:p>137.2</text:p>
          </table:table-cell>
          <table:table-cell office:value-type="float" office:value="2.1" table:style-name="ce11">
            <text:p>2.1</text:p>
          </table:table-cell>
          <table:table-cell office:value-type="float" office:value="31.1" table:style-name="ce11">
            <text:p>31.1</text:p>
          </table:table-cell>
          <table:table-cell office:value-type="float" office:value="36.200000000000003" table:number-columns-spanned="2" table:number-rows-spanned="1" table:style-name="ce40">
            <text:p>36.2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1981 bis 1990</text:span></text:p>
          </table:table-cell>
          <table:covered-table-cell table:number-columns-repeated="3"/>
          <table:table-cell office:value-type="float" office:value="123.8" table:number-columns-spanned="2" table:number-rows-spanned="1" table:style-name="ce40">
            <text:p>123.8</text:p>
          </table:table-cell>
          <table:covered-table-cell/>
          <table:table-cell office:value-type="float" office:value="526.4" table:number-columns-spanned="2" table:number-rows-spanned="1" table:style-name="ce40">
            <text:p>526.4</text:p>
          </table:table-cell>
          <table:covered-table-cell/>
          <table:table-cell office:value-type="float" office:value="7.3" table:number-columns-spanned="2" table:number-rows-spanned="1" table:style-name="ce40">
            <text:p>7.3</text:p>
          </table:table-cell>
          <table:covered-table-cell/>
          <table:table-cell office:value-type="float" office:value="382.2" table:number-columns-spanned="2" table:number-rows-spanned="1" table:style-name="ce40">
            <text:p>382.2</text:p>
          </table:table-cell>
          <table:covered-table-cell/>
          <table:table-cell office:value-type="float" office:value="5.3" table:number-columns-spanned="2" table:number-rows-spanned="1" table:style-name="ce40">
            <text:p>5.3</text:p>
          </table:table-cell>
          <table:covered-table-cell/>
          <table:table-cell office:value-type="float" office:value="145.4" table:style-name="ce11">
            <text:p>145.4</text:p>
          </table:table-cell>
          <table:table-cell office:value-type="float" office:value="2.1" table:style-name="ce11">
            <text:p>2.1</text:p>
          </table:table-cell>
          <table:table-cell office:value-type="float" office:value="29" table:style-name="ce11">
            <text:p>29.0</text:p>
          </table:table-cell>
          <table:table-cell office:value-type="float" office:value="40" table:number-columns-spanned="2" table:number-rows-spanned="1" table:style-name="ce40">
            <text:p>40.0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1991 bis 2000</text:span></text:p>
          </table:table-cell>
          <table:covered-table-cell table:number-columns-repeated="3"/>
          <table:table-cell office:value-type="float" office:value="156.6" table:number-columns-spanned="2" table:number-rows-spanned="1" table:style-name="ce40">
            <text:p>156.6</text:p>
          </table:table-cell>
          <table:covered-table-cell/>
          <table:table-cell office:value-type="float" office:value="519.9" table:number-columns-spanned="2" table:number-rows-spanned="1" table:style-name="ce40">
            <text:p>519.9</text:p>
          </table:table-cell>
          <table:covered-table-cell/>
          <table:table-cell office:value-type="float" office:value="7.5" table:number-columns-spanned="2" table:number-rows-spanned="1" table:style-name="ce40">
            <text:p>7.5</text:p>
          </table:table-cell>
          <table:covered-table-cell/>
          <table:table-cell office:value-type="float" office:value="390.3" table:number-columns-spanned="2" table:number-rows-spanned="1" table:style-name="ce40">
            <text:p>390.3</text:p>
          </table:table-cell>
          <table:covered-table-cell/>
          <table:table-cell office:value-type="float" office:value="5.6" table:number-columns-spanned="2" table:number-rows-spanned="1" table:style-name="ce40">
            <text:p>5.6</text:p>
          </table:table-cell>
          <table:covered-table-cell/>
          <table:table-cell office:value-type="float" office:value="130.4" table:style-name="ce11">
            <text:p>130.4</text:p>
          </table:table-cell>
          <table:table-cell office:value-type="float" office:value="1.9" table:style-name="ce11">
            <text:p>1.9</text:p>
          </table:table-cell>
          <table:table-cell office:value-type="float" office:value="26.4" table:style-name="ce11">
            <text:p>26.4</text:p>
          </table:table-cell>
          <table:table-cell office:value-type="float" office:value="42.2" table:number-columns-spanned="2" table:number-rows-spanned="1" table:style-name="ce40">
            <text:p>42.2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7">
            <text:p><text:span text:style-name="T3">2001 und später</text:span></text:p>
          </table:table-cell>
          <table:covered-table-cell table:number-columns-repeated="3"/>
          <table:table-cell office:value-type="float" office:value="258.60000000000002" table:number-columns-spanned="2" table:number-rows-spanned="1" table:style-name="ce40">
            <text:p>258.6</text:p>
          </table:table-cell>
          <table:covered-table-cell/>
          <table:table-cell office:value-type="float" office:value="557.4" table:number-columns-spanned="2" table:number-rows-spanned="1" table:style-name="ce40">
            <text:p>557.4</text:p>
          </table:table-cell>
          <table:covered-table-cell/>
          <table:table-cell office:value-type="float" office:value="7.8" table:number-columns-spanned="2" table:number-rows-spanned="1" table:style-name="ce40">
            <text:p>7.8</text:p>
          </table:table-cell>
          <table:covered-table-cell/>
          <table:table-cell office:value-type="float" office:value="425.6" table:number-columns-spanned="2" table:number-rows-spanned="1" table:style-name="ce40">
            <text:p>425.6</text:p>
          </table:table-cell>
          <table:covered-table-cell/>
          <table:table-cell office:value-type="float" office:value="6" table:number-columns-spanned="2" table:number-rows-spanned="1" table:style-name="ce40">
            <text:p>6.0</text:p>
          </table:table-cell>
          <table:covered-table-cell/>
          <table:table-cell office:value-type="float" office:value="132.80000000000001" table:style-name="ce11">
            <text:p>132.8</text:p>
          </table:table-cell>
          <table:table-cell office:value-type="float" office:value="1.9" table:style-name="ce11">
            <text:p>1.9</text:p>
          </table:table-cell>
          <table:table-cell office:value-type="float" office:value="25.1" table:style-name="ce11">
            <text:p>25.1</text:p>
          </table:table-cell>
          <table:table-cell office:value-type="float" office:value="41.5" table:number-columns-spanned="2" table:number-rows-spanned="1" table:style-name="ce40">
            <text:p>41.5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1">
            <text:p><text:span text:style-name="T2">Ausstattungskategorie</text:span></text:p>
          </table:table-cell>
          <table:covered-table-cell table:number-columns-repeated="3"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repeated="3" table:style-name="ce12"/>
          <table:table-cell table:number-columns-spanned="2" table:number-rows-spanned="1" table:style-name="ce42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Kategorie A</text:span></text:p>
          </table:table-cell>
          <table:covered-table-cell table:number-columns-repeated="3"/>
          <table:table-cell office:value-type="float" office:value="1442.3" table:number-columns-spanned="2" table:number-rows-spanned="1" table:style-name="ce43">
            <text:p>1,442.3</text:p>
          </table:table-cell>
          <table:covered-table-cell/>
          <table:table-cell office:value-type="float" office:value="488.1" table:number-columns-spanned="2" table:number-rows-spanned="1" table:style-name="ce40">
            <text:p>488.1</text:p>
          </table:table-cell>
          <table:covered-table-cell/>
          <table:table-cell office:value-type="float" office:value="7.3" table:number-columns-spanned="2" table:number-rows-spanned="1" table:style-name="ce40">
            <text:p>7.3</text:p>
          </table:table-cell>
          <table:covered-table-cell/>
          <table:table-cell office:value-type="float" office:value="356.1" table:number-columns-spanned="2" table:number-rows-spanned="1" table:style-name="ce40">
            <text:p>356.1</text:p>
          </table:table-cell>
          <table:covered-table-cell/>
          <table:table-cell office:value-type="float" office:value="5.3" table:number-columns-spanned="2" table:number-rows-spanned="1" table:style-name="ce40">
            <text:p>5.3</text:p>
          </table:table-cell>
          <table:covered-table-cell/>
          <table:table-cell office:value-type="float" office:value="133.1" table:style-name="ce11">
            <text:p>133.1</text:p>
          </table:table-cell>
          <table:table-cell office:value-type="float" office:value="2" table:style-name="ce11">
            <text:p>2.0</text:p>
          </table:table-cell>
          <table:table-cell office:value-type="float" office:value="29.9" table:style-name="ce11">
            <text:p>29.9</text:p>
          </table:table-cell>
          <table:table-cell office:value-type="float" office:value="40" table:number-columns-spanned="2" table:number-rows-spanned="1" table:style-name="ce40">
            <text:p>40.0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Kategorie<text:s/></text:span><text:span text:style-name="T3">B</text:span></text:p>
          </table:table-cell>
          <table:covered-table-cell table:number-columns-repeated="3"/>
          <table:table-cell office:value-type="float" office:value="83.4" table:number-columns-spanned="2" table:number-rows-spanned="1" table:style-name="ce40">
            <text:p>83.4</text:p>
          </table:table-cell>
          <table:covered-table-cell/>
          <table:table-cell office:value-type="float" office:value="349.4" table:number-columns-spanned="2" table:number-rows-spanned="1" table:style-name="ce40">
            <text:p>349.4</text:p>
          </table:table-cell>
          <table:covered-table-cell/>
          <table:table-cell office:value-type="float" office:value="5.7" table:number-columns-spanned="2" table:number-rows-spanned="1" table:style-name="ce40">
            <text:p>5.7</text:p>
          </table:table-cell>
          <table:covered-table-cell/>
          <table:table-cell office:value-type="float" office:value="248.3" table:number-columns-spanned="2" table:number-rows-spanned="1" table:style-name="ce40">
            <text:p>248.3</text:p>
          </table:table-cell>
          <table:covered-table-cell/>
          <table:table-cell office:value-type="float" office:value="4" table:number-columns-spanned="2" table:number-rows-spanned="1" table:style-name="ce40">
            <text:p>4.0</text:p>
          </table:table-cell>
          <table:covered-table-cell/>
          <table:table-cell office:value-type="float" office:value="103.2" table:style-name="ce11">
            <text:p>103.2</text:p>
          </table:table-cell>
          <table:table-cell office:value-type="float" office:value="1.7" table:style-name="ce11">
            <text:p>1.7</text:p>
          </table:table-cell>
          <table:table-cell office:value-type="float" office:value="32.299999999999997" table:style-name="ce11">
            <text:p>32.3</text:p>
          </table:table-cell>
          <table:table-cell office:value-type="float" office:value="27.1" table:number-columns-spanned="2" table:number-rows-spanned="1" table:style-name="ce40">
            <text:p>27.1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2">
            <text:p><text:span text:style-name="T2">Kategorie C</text:span></text:p>
          </table:table-cell>
          <table:covered-table-cell table:number-columns-repeated="3"/>
          <table:table-cell office:value-type="float" office:value="-4.0999999999999996" table:number-columns-spanned="2" table:number-rows-spanned="1" table:style-name="ce44">
            <text:p>(4.1)</text:p>
          </table:table-cell>
          <table:covered-table-cell/>
          <table:table-cell office:value-type="float" office:value="-212.5" table:number-columns-spanned="2" table:number-rows-spanned="1" table:style-name="ce44">
            <text:p>(212.5)</text:p>
          </table:table-cell>
          <table:covered-table-cell/>
          <table:table-cell office:value-type="float" office:value="-4.9000000000000004" table:number-columns-spanned="2" table:number-rows-spanned="1" table:style-name="ce44">
            <text:p>(4.9)</text:p>
          </table:table-cell>
          <table:covered-table-cell/>
          <table:table-cell office:value-type="string" table:number-columns-spanned="2" table:number-rows-spanned="1" table:style-name="ce45">
            <text:p><text:span text:style-name="T6">(124, 1)</text:span></text:p>
          </table:table-cell>
          <table:covered-table-cell/>
          <table:table-cell office:value-type="float" office:value="-2.9" table:number-columns-spanned="2" table:number-rows-spanned="1" table:style-name="ce44">
            <text:p>(2.9)</text:p>
          </table:table-cell>
          <table:covered-table-cell/>
          <table:table-cell office:value-type="float" office:value="-91.9" table:style-name="ce13">
            <text:p>(91.9)</text:p>
          </table:table-cell>
          <table:table-cell office:value-type="float" office:value="-2.1" table:style-name="ce13">
            <text:p>(2.1)</text:p>
          </table:table-cell>
          <table:table-cell office:value-type="float" office:value="-47" table:style-name="ce13">
            <text:p>(47.0)</text:p>
          </table:table-cell>
          <table:table-cell office:value-type="string" table:number-columns-spanned="2" table:number-rows-spanned="1" table:style-name="ce41">
            <text:p><text:span text:style-name="T2">(x)</text:span>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2">
            <text:p><text:span text:style-name="T2">Kategorie D</text:span></text:p>
          </table:table-cell>
          <table:covered-table-cell table:number-columns-repeated="3"/>
          <table:table-cell office:value-type="float" office:value="30.3" table:number-columns-spanned="2" table:number-rows-spanned="1" table:style-name="ce40">
            <text:p>30.3</text:p>
          </table:table-cell>
          <table:covered-table-cell/>
          <table:table-cell office:value-type="float" office:value="208.4" table:number-columns-spanned="2" table:number-rows-spanned="1" table:style-name="ce40">
            <text:p>208.4</text:p>
          </table:table-cell>
          <table:covered-table-cell/>
          <table:table-cell office:value-type="float" office:value="5.4" table:number-columns-spanned="2" table:number-rows-spanned="1" table:style-name="ce38">
            <text:p>5.4</text:p>
          </table:table-cell>
          <table:covered-table-cell/>
          <table:table-cell office:value-type="float" office:value="121.5" table:number-columns-spanned="2" table:number-rows-spanned="1" table:style-name="ce40">
            <text:p>121.5</text:p>
          </table:table-cell>
          <table:covered-table-cell/>
          <table:table-cell office:value-type="float" office:value="3.2" table:number-columns-spanned="2" table:number-rows-spanned="1" table:style-name="ce40">
            <text:p>3.2</text:p>
          </table:table-cell>
          <table:covered-table-cell/>
          <table:table-cell office:value-type="float" office:value="87.6" table:style-name="ce11">
            <text:p>87.6</text:p>
          </table:table-cell>
          <table:table-cell office:value-type="float" office:value="2.2999999999999998" table:style-name="ce11">
            <text:p>2.3</text:p>
          </table:table-cell>
          <table:table-cell office:value-type="float" office:value="45.6" table:style-name="ce11">
            <text:p>45.6</text:p>
          </table:table-cell>
          <table:table-cell office:value-type="string" table:number-columns-spanned="2" table:number-rows-spanned="1" table:style-name="ce41">
            <text:p><text:span text:style-name="T2">(x)</text:span>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1">
            <text:p><text:span text:style-name="T2">Haushaltsgröle</text:span></text:p>
          </table:table-cell>
          <table:covered-table-cell table:number-columns-repeated="3"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repeated="3" table:style-name="ce12"/>
          <table:table-cell table:number-columns-spanned="2" table:number-rows-spanned="1" table:style-name="ce42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1 Person</text:span></text:p>
          </table:table-cell>
          <table:covered-table-cell table:number-columns-repeated="3"/>
          <table:table-cell office:value-type="float" office:value="737.2" table:number-columns-spanned="2" table:number-rows-spanned="1" table:style-name="ce40">
            <text:p>737.2</text:p>
          </table:table-cell>
          <table:covered-table-cell/>
          <table:table-cell office:value-type="float" office:value="399.9" table:number-columns-spanned="2" table:number-rows-spanned="1" table:style-name="ce40">
            <text:p>399.9</text:p>
          </table:table-cell>
          <table:covered-table-cell/>
          <table:table-cell office:value-type="float" office:value="7.2" table:number-columns-spanned="2" table:number-rows-spanned="1" table:style-name="ce40">
            <text:p>7.2</text:p>
          </table:table-cell>
          <table:covered-table-cell/>
          <table:table-cell office:value-type="float" office:value="287.2" table:number-columns-spanned="2" table:number-rows-spanned="1" table:style-name="ce40">
            <text:p>287.2</text:p>
          </table:table-cell>
          <table:covered-table-cell/>
          <table:table-cell office:value-type="float" office:value="5.0999999999999996" table:number-columns-spanned="2" table:number-rows-spanned="1" table:style-name="ce40">
            <text:p>5.1</text:p>
          </table:table-cell>
          <table:covered-table-cell/>
          <table:table-cell office:value-type="float" office:value="113.7" table:style-name="ce11">
            <text:p>113.7</text:p>
          </table:table-cell>
          <table:table-cell office:value-type="float" office:value="2.1" table:style-name="ce11">
            <text:p>2.1</text:p>
          </table:table-cell>
          <table:table-cell office:value-type="float" office:value="31.1" table:style-name="ce11">
            <text:p>31.1</text:p>
          </table:table-cell>
          <table:table-cell office:value-type="float" office:value="36.4" table:number-columns-spanned="2" table:number-rows-spanned="1" table:style-name="ce40">
            <text:p>36.4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2 Personen</text:span></text:p>
          </table:table-cell>
          <table:covered-table-cell table:number-columns-repeated="3"/>
          <table:table-cell office:value-type="float" office:value="429.1" table:number-columns-spanned="2" table:number-rows-spanned="1" table:style-name="ce40">
            <text:p>429.1</text:p>
          </table:table-cell>
          <table:covered-table-cell/>
          <table:table-cell office:value-type="float" office:value="498.8" table:number-columns-spanned="2" table:number-rows-spanned="1" table:style-name="ce40">
            <text:p>498.8</text:p>
          </table:table-cell>
          <table:covered-table-cell/>
          <table:table-cell office:value-type="float" office:value="7.1" table:number-columns-spanned="2" table:number-rows-spanned="1" table:style-name="ce40">
            <text:p>7.1</text:p>
          </table:table-cell>
          <table:covered-table-cell/>
          <table:table-cell office:value-type="float" office:value="362.3" table:number-columns-spanned="2" table:number-rows-spanned="1" table:style-name="ce40">
            <text:p>362.3</text:p>
          </table:table-cell>
          <table:covered-table-cell/>
          <table:table-cell office:value-type="float" office:value="5.0999999999999996" table:number-columns-spanned="2" table:number-rows-spanned="1" table:style-name="ce40">
            <text:p>5.1</text:p>
          </table:table-cell>
          <table:covered-table-cell/>
          <table:table-cell office:value-type="float" office:value="137.9" table:style-name="ce11">
            <text:p>137.9</text:p>
          </table:table-cell>
          <table:table-cell office:value-type="float" office:value="2" table:style-name="ce11">
            <text:p>2.0</text:p>
          </table:table-cell>
          <table:table-cell office:value-type="float" office:value="30.7" table:style-name="ce11">
            <text:p>30.7</text:p>
          </table:table-cell>
          <table:table-cell office:value-type="float" office:value="42.2" table:number-columns-spanned="2" table:number-rows-spanned="1" table:style-name="ce40">
            <text:p>42.2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3 Personen</text:span></text:p>
          </table:table-cell>
          <table:covered-table-cell table:number-columns-repeated="3"/>
          <table:table-cell office:value-type="float" office:value="192.4" table:number-columns-spanned="2" table:number-rows-spanned="1" table:style-name="ce40">
            <text:p>192.4</text:p>
          </table:table-cell>
          <table:covered-table-cell/>
          <table:table-cell office:value-type="float" office:value="565.29999999999995" table:number-columns-spanned="2" table:number-rows-spanned="1" table:style-name="ce40">
            <text:p>565.3</text:p>
          </table:table-cell>
          <table:covered-table-cell/>
          <table:table-cell office:value-type="float" office:value="7.2" table:number-columns-spanned="2" table:number-rows-spanned="1" table:style-name="ce40">
            <text:p>7.2</text:p>
          </table:table-cell>
          <table:covered-table-cell/>
          <table:table-cell office:value-type="float" office:value="419.8" table:number-columns-spanned="2" table:number-rows-spanned="1" table:style-name="ce40">
            <text:p>419.8</text:p>
          </table:table-cell>
          <table:covered-table-cell/>
          <table:table-cell office:value-type="float" office:value="5.3" table:number-columns-spanned="2" table:number-rows-spanned="1" table:style-name="ce40">
            <text:p>5.3</text:p>
          </table:table-cell>
          <table:covered-table-cell/>
          <table:table-cell office:value-type="float" office:value="146.69999999999999" table:style-name="ce11">
            <text:p>146.7</text:p>
          </table:table-cell>
          <table:table-cell office:value-type="float" office:value="1.9" table:style-name="ce11">
            <text:p>1.9</text:p>
          </table:table-cell>
          <table:table-cell office:value-type="float" office:value="28.3" table:style-name="ce11">
            <text:p>28.3</text:p>
          </table:table-cell>
          <table:table-cell office:value-type="float" office:value="39.6" table:number-columns-spanned="2" table:number-rows-spanned="1" table:style-name="ce40">
            <text:p>39.6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4 Personen</text:span></text:p>
          </table:table-cell>
          <table:covered-table-cell table:number-columns-repeated="3"/>
          <table:table-cell office:value-type="float" office:value="127.8" table:number-columns-spanned="2" table:number-rows-spanned="1" table:style-name="ce40">
            <text:p>127.8</text:p>
          </table:table-cell>
          <table:covered-table-cell/>
          <table:table-cell office:value-type="float" office:value="602.5" table:number-columns-spanned="2" table:number-rows-spanned="1" table:style-name="ce40">
            <text:p>602.5</text:p>
          </table:table-cell>
          <table:covered-table-cell/>
          <table:table-cell office:value-type="float" office:value="7.1" table:number-columns-spanned="2" table:number-rows-spanned="1" table:style-name="ce40">
            <text:p>7.1</text:p>
          </table:table-cell>
          <table:covered-table-cell/>
          <table:table-cell office:value-type="float" office:value="447" table:number-columns-spanned="2" table:number-rows-spanned="1" table:style-name="ce40">
            <text:p>447.0</text:p>
          </table:table-cell>
          <table:covered-table-cell/>
          <table:table-cell office:value-type="float" office:value="5.2" table:number-columns-spanned="2" table:number-rows-spanned="1" table:style-name="ce40">
            <text:p>5.2</text:p>
          </table:table-cell>
          <table:covered-table-cell/>
          <table:table-cell office:value-type="float" office:value="156.80000000000001" table:style-name="ce11">
            <text:p>156.8</text:p>
          </table:table-cell>
          <table:table-cell office:value-type="float" office:value="1.9" table:style-name="ce11">
            <text:p>1.9</text:p>
          </table:table-cell>
          <table:table-cell office:value-type="float" office:value="28.4" table:style-name="ce11">
            <text:p>28.4</text:p>
          </table:table-cell>
          <table:table-cell office:value-type="float" office:value="41" table:number-columns-spanned="2" table:number-rows-spanned="1" table:style-name="ce40">
            <text:p>41.0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7">
            <text:p><text:span text:style-name="T3">5 und mehr Personen</text:span></text:p>
          </table:table-cell>
          <table:covered-table-cell table:number-columns-repeated="3"/>
          <table:table-cell office:value-type="float" office:value="73.5" table:number-columns-spanned="2" table:number-rows-spanned="1" table:style-name="ce40">
            <text:p>73.5</text:p>
          </table:table-cell>
          <table:covered-table-cell/>
          <table:table-cell office:value-type="float" office:value="622.79999999999995" table:number-columns-spanned="2" table:number-rows-spanned="1" table:style-name="ce40">
            <text:p>622.8</text:p>
          </table:table-cell>
          <table:covered-table-cell/>
          <table:table-cell office:value-type="float" office:value="6.9" table:number-columns-spanned="2" table:number-rows-spanned="1" table:style-name="ce40">
            <text:p>6.9</text:p>
          </table:table-cell>
          <table:covered-table-cell/>
          <table:table-cell office:value-type="float" office:value="455.2" table:number-columns-spanned="2" table:number-rows-spanned="1" table:style-name="ce40">
            <text:p>455.2</text:p>
          </table:table-cell>
          <table:covered-table-cell/>
          <table:table-cell office:value-type="float" office:value="5" table:number-columns-spanned="2" table:number-rows-spanned="1" table:style-name="ce40">
            <text:p>5.0</text:p>
          </table:table-cell>
          <table:covered-table-cell/>
          <table:table-cell office:value-type="float" office:value="169.5" table:style-name="ce11">
            <text:p>169.5</text:p>
          </table:table-cell>
          <table:table-cell office:value-type="float" office:value="2" table:style-name="ce11">
            <text:p>2.0</text:p>
          </table:table-cell>
          <table:table-cell office:value-type="float" office:value="30" table:style-name="ce11">
            <text:p>30.0</text:p>
          </table:table-cell>
          <table:table-cell office:value-type="float" office:value="43.9" table:number-columns-spanned="2" table:number-rows-spanned="1" table:style-name="ce40">
            <text:p>43.9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1">
            <text:p><text:span text:style-name="T2">Familienhaushalte</text:span></text:p>
          </table:table-cell>
          <table:covered-table-cell table:number-columns-repeated="3"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repeated="3" table:style-name="ce12"/>
          <table:table-cell table:number-columns-spanned="2" table:number-rows-spanned="1" table:style-name="ce42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Einfamilienhaushalte</text:span></text:p>
          </table:table-cell>
          <table:covered-table-cell table:number-columns-repeated="3"/>
          <table:table-cell office:value-type="float" office:value="763.8" table:number-columns-spanned="2" table:number-rows-spanned="1" table:style-name="ce40">
            <text:p>763.8</text:p>
          </table:table-cell>
          <table:covered-table-cell/>
          <table:table-cell office:value-type="float" office:value="535.4" table:number-columns-spanned="2" table:number-rows-spanned="1" table:style-name="ce40">
            <text:p>535.4</text:p>
          </table:table-cell>
          <table:covered-table-cell/>
          <table:table-cell office:value-type="float" office:value="7" table:number-columns-spanned="2" table:number-rows-spanned="1" table:style-name="ce40">
            <text:p>7.0</text:p>
          </table:table-cell>
          <table:covered-table-cell/>
          <table:table-cell office:value-type="float" office:value="391.8" table:number-columns-spanned="2" table:number-rows-spanned="1" table:style-name="ce40">
            <text:p>391.8</text:p>
          </table:table-cell>
          <table:covered-table-cell/>
          <table:table-cell office:value-type="float" office:value="5.0999999999999996" table:number-columns-spanned="2" table:number-rows-spanned="1" table:style-name="ce40">
            <text:p>5.1</text:p>
          </table:table-cell>
          <table:covered-table-cell/>
          <table:table-cell office:value-type="float" office:value="145" table:style-name="ce11">
            <text:p>145.0</text:p>
          </table:table-cell>
          <table:table-cell office:value-type="float" office:value="2" table:style-name="ce11">
            <text:p>2.0</text:p>
          </table:table-cell>
          <table:table-cell office:value-type="float" office:value="29.8" table:style-name="ce11">
            <text:p>29.8</text:p>
          </table:table-cell>
          <table:table-cell office:value-type="float" office:value="41.6" table:number-columns-spanned="2" table:number-rows-spanned="1" table:style-name="ce40">
            <text:p>41.6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(Ehe-)Paar ohne Kind(-er)</text:span></text:p>
          </table:table-cell>
          <table:covered-table-cell table:number-columns-repeated="3"/>
          <table:table-cell office:value-type="float" office:value="320.8" table:number-columns-spanned="2" table:number-rows-spanned="1" table:style-name="ce40">
            <text:p>320.8</text:p>
          </table:table-cell>
          <table:covered-table-cell/>
          <table:table-cell office:value-type="float" office:value="497.2" table:number-columns-spanned="2" table:number-rows-spanned="1" table:style-name="ce40">
            <text:p>497.2</text:p>
          </table:table-cell>
          <table:covered-table-cell/>
          <table:table-cell office:value-type="float" office:value="7" table:number-columns-spanned="2" table:number-rows-spanned="1" table:style-name="ce40">
            <text:p>7.0</text:p>
          </table:table-cell>
          <table:covered-table-cell/>
          <table:table-cell office:value-type="float" office:value="361.2" table:number-columns-spanned="2" table:number-rows-spanned="1" table:style-name="ce40">
            <text:p>361.2</text:p>
          </table:table-cell>
          <table:covered-table-cell/>
          <table:table-cell office:value-type="float" office:value="5.0999999999999996" table:number-columns-spanned="2" table:number-rows-spanned="1" table:style-name="ce40">
            <text:p>5.1</text:p>
          </table:table-cell>
          <table:covered-table-cell/>
          <table:table-cell office:value-type="float" office:value="137.4" table:style-name="ce11">
            <text:p>137.4</text:p>
          </table:table-cell>
          <table:table-cell office:value-type="float" office:value="2" table:style-name="ce11">
            <text:p>2.0</text:p>
          </table:table-cell>
          <table:table-cell office:value-type="float" office:value="30.8" table:style-name="ce11">
            <text:p>30.8</text:p>
          </table:table-cell>
          <table:table-cell office:value-type="float" office:value="43.8" table:number-columns-spanned="2" table:number-rows-spanned="1" table:style-name="ce40">
            <text:p>43.8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(Ehe-)Paar mit Kinc:l(-em}</text:span></text:p>
          </table:table-cell>
          <table:covered-table-cell table:number-columns-repeated="3"/>
          <table:table-cell office:value-type="float" office:value="315.5" table:number-columns-spanned="2" table:number-rows-spanned="1" table:style-name="ce40">
            <text:p>315.5</text:p>
          </table:table-cell>
          <table:covered-table-cell/>
          <table:table-cell office:value-type="float" office:value="582.5" table:number-columns-spanned="2" table:number-rows-spanned="1" table:style-name="ce40">
            <text:p>582.5</text:p>
          </table:table-cell>
          <table:covered-table-cell/>
          <table:table-cell office:value-type="float" office:value="7.1" table:number-columns-spanned="2" table:number-rows-spanned="1" table:style-name="ce40">
            <text:p>7.1</text:p>
          </table:table-cell>
          <table:covered-table-cell/>
          <table:table-cell office:value-type="float" office:value="430.6" table:number-columns-spanned="2" table:number-rows-spanned="1" table:style-name="ce40">
            <text:p>430.6</text:p>
          </table:table-cell>
          <table:covered-table-cell/>
          <table:table-cell office:value-type="float" office:value="5.2" table:number-columns-spanned="2" table:number-rows-spanned="1" table:style-name="ce40">
            <text:p>5.2</text:p>
          </table:table-cell>
          <table:covered-table-cell/>
          <table:table-cell office:value-type="float" office:value="153" table:style-name="ce11">
            <text:p>153.0</text:p>
          </table:table-cell>
          <table:table-cell office:value-type="float" office:value="1.9" table:style-name="ce11">
            <text:p>1.9</text:p>
          </table:table-cell>
          <table:table-cell office:value-type="float" office:value="28.6" table:style-name="ce11">
            <text:p>28.6</text:p>
          </table:table-cell>
          <table:table-cell office:value-type="float" office:value="41.7" table:number-columns-spanned="2" table:number-rows-spanned="1" table:style-name="ce40">
            <text:p>41.7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Vater mit Kind(-em}</text:span></text:p>
          </table:table-cell>
          <table:covered-table-cell table:number-columns-repeated="3"/>
          <table:table-cell office:value-type="float" office:value="14.1" table:number-columns-spanned="2" table:number-rows-spanned="1" table:style-name="ce40">
            <text:p>14.1</text:p>
          </table:table-cell>
          <table:covered-table-cell/>
          <table:table-cell office:value-type="float" office:value="545.4" table:number-columns-spanned="2" table:number-rows-spanned="1" table:style-name="ce40">
            <text:p>545.4</text:p>
          </table:table-cell>
          <table:covered-table-cell/>
          <table:table-cell office:value-type="float" office:value="6.9" table:number-columns-spanned="2" table:number-rows-spanned="1" table:style-name="ce40">
            <text:p>6.9</text:p>
          </table:table-cell>
          <table:covered-table-cell/>
          <table:table-cell office:value-type="float" office:value="390.8" table:number-columns-spanned="2" table:number-rows-spanned="1" table:style-name="ce40">
            <text:p>390.8</text:p>
          </table:table-cell>
          <table:covered-table-cell/>
          <table:table-cell office:value-type="float" office:value="4.8" table:number-columns-spanned="2" table:number-rows-spanned="1" table:style-name="ce40">
            <text:p>4.8</text:p>
          </table:table-cell>
          <table:covered-table-cell/>
          <table:table-cell office:value-type="float" office:value="155.80000000000001" table:style-name="ce11">
            <text:p>155.8</text:p>
          </table:table-cell>
          <table:table-cell office:value-type="float" office:value="2" table:style-name="ce11">
            <text:p>2.0</text:p>
          </table:table-cell>
          <table:table-cell office:value-type="float" office:value="31.9" table:style-name="ce11">
            <text:p>31.9</text:p>
          </table:table-cell>
          <table:table-cell office:value-type="float" office:value="-49.8" table:number-columns-spanned="2" table:number-rows-spanned="1" table:style-name="ce44">
            <text:p>(49.8)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Mutter mit Kind(-em}</text:span></text:p>
          </table:table-cell>
          <table:covered-table-cell table:number-columns-repeated="3"/>
          <table:table-cell office:value-type="float" office:value="113.4" table:number-columns-spanned="2" table:number-rows-spanned="1" table:style-name="ce40">
            <text:p>113.4</text:p>
          </table:table-cell>
          <table:covered-table-cell/>
          <table:table-cell office:value-type="float" office:value="511.5" table:number-columns-spanned="2" table:number-rows-spanned="1" table:style-name="ce40">
            <text:p>511.5</text:p>
          </table:table-cell>
          <table:covered-table-cell/>
          <table:table-cell office:value-type="float" office:value="7" table:number-columns-spanned="2" table:number-rows-spanned="1" table:style-name="ce40">
            <text:p>7.0</text:p>
          </table:table-cell>
          <table:covered-table-cell/>
          <table:table-cell office:value-type="float" office:value="370.4" table:number-columns-spanned="2" table:number-rows-spanned="1" table:style-name="ce40">
            <text:p>370.4</text:p>
          </table:table-cell>
          <table:covered-table-cell/>
          <table:table-cell office:value-type="float" office:value="5" table:number-columns-spanned="2" table:number-rows-spanned="1" table:style-name="ce40">
            <text:p>5.0</text:p>
          </table:table-cell>
          <table:covered-table-cell/>
          <table:table-cell office:value-type="float" office:value="142.6" table:style-name="ce11">
            <text:p>142.6</text:p>
          </table:table-cell>
          <table:table-cell office:value-type="float" office:value="2" table:style-name="ce11">
            <text:p>2.0</text:p>
          </table:table-cell>
          <table:table-cell office:value-type="float" office:value="30.3" table:style-name="ce11">
            <text:p>30.3</text:p>
          </table:table-cell>
          <table:table-cell office:value-type="float" office:value="33.5" table:number-columns-spanned="2" table:number-rows-spanned="1" table:style-name="ce40">
            <text:p>33.5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7">
            <text:p><text:span text:style-name="T3">Mehrfamilienhaushalte</text:span></text:p>
          </table:table-cell>
          <table:covered-table-cell table:number-columns-repeated="3"/>
          <table:table-cell office:value-type="float" office:value="10.7" table:number-columns-spanned="2" table:number-rows-spanned="1" table:style-name="ce40">
            <text:p>10.7</text:p>
          </table:table-cell>
          <table:covered-table-cell/>
          <table:table-cell office:value-type="float" office:value="569.70000000000005" table:number-columns-spanned="2" table:number-rows-spanned="1" table:style-name="ce40">
            <text:p>569.7</text:p>
          </table:table-cell>
          <table:covered-table-cell/>
          <table:table-cell office:value-type="float" office:value="6.4" table:number-columns-spanned="2" table:number-rows-spanned="1" table:style-name="ce39">
            <text:p>6.4</text:p>
          </table:table-cell>
          <table:covered-table-cell/>
          <table:table-cell office:value-type="float" office:value="406.1" table:number-columns-spanned="2" table:number-rows-spanned="1" table:style-name="ce40">
            <text:p>406.1</text:p>
          </table:table-cell>
          <table:covered-table-cell/>
          <table:table-cell office:value-type="float" office:value="4.5" table:number-columns-spanned="2" table:number-rows-spanned="1" table:style-name="ce40">
            <text:p>4.5</text:p>
          </table:table-cell>
          <table:covered-table-cell/>
          <table:table-cell office:value-type="float" office:value="170.9" table:style-name="ce11">
            <text:p>170.9</text:p>
          </table:table-cell>
          <table:table-cell office:value-type="float" office:value="2" table:style-name="ce11">
            <text:p>2.0</text:p>
          </table:table-cell>
          <table:table-cell office:value-type="float" office:value="32.299999999999997" table:style-name="ce11">
            <text:p>32.3</text:p>
          </table:table-cell>
          <table:table-cell office:value-type="string" table:number-columns-spanned="2" table:number-rows-spanned="1" table:style-name="ce41">
            <text:p><text:span text:style-name="T2">(x)</text:span>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1">
            <text:p><text:span text:style-name="T2">Nichtfamilienhaushalte</text:span></text:p>
          </table:table-cell>
          <table:covered-table-cell table:number-columns-repeated="3"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repeated="3" table:style-name="ce12"/>
          <table:table-cell table:number-columns-spanned="2" table:number-rows-spanned="1" table:style-name="ce42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Einpersonenhaushalte</text:span></text:p>
          </table:table-cell>
          <table:covered-table-cell table:number-columns-repeated="3"/>
          <table:table-cell office:value-type="float" office:value="737.2" table:number-columns-spanned="2" table:number-rows-spanned="1" table:style-name="ce40">
            <text:p>737.2</text:p>
          </table:table-cell>
          <table:covered-table-cell/>
          <table:table-cell office:value-type="float" office:value="399.9" table:number-columns-spanned="2" table:number-rows-spanned="1" table:style-name="ce40">
            <text:p>399.9</text:p>
          </table:table-cell>
          <table:covered-table-cell/>
          <table:table-cell office:value-type="float" office:value="7.2" table:number-columns-spanned="2" table:number-rows-spanned="1" table:style-name="ce40">
            <text:p>7.2</text:p>
          </table:table-cell>
          <table:covered-table-cell/>
          <table:table-cell office:value-type="float" office:value="287.2" table:number-columns-spanned="2" table:number-rows-spanned="1" table:style-name="ce40">
            <text:p>287.2</text:p>
          </table:table-cell>
          <table:covered-table-cell/>
          <table:table-cell office:value-type="float" office:value="5.0999999999999996" table:number-columns-spanned="2" table:number-rows-spanned="1" table:style-name="ce40">
            <text:p>5.1</text:p>
          </table:table-cell>
          <table:covered-table-cell/>
          <table:table-cell office:value-type="float" office:value="113.7" table:style-name="ce11">
            <text:p>113.7</text:p>
          </table:table-cell>
          <table:table-cell office:value-type="float" office:value="2.1" table:style-name="ce11">
            <text:p>2.1</text:p>
          </table:table-cell>
          <table:table-cell office:value-type="float" office:value="31.1" table:style-name="ce11">
            <text:p>31.1</text:p>
          </table:table-cell>
          <table:table-cell office:value-type="float" office:value="36.4" table:number-columns-spanned="2" table:number-rows-spanned="1" table:style-name="ce40">
            <text:p>36.4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bis unter 30 Jahre</text:span></text:p>
          </table:table-cell>
          <table:covered-table-cell table:number-columns-repeated="3"/>
          <table:table-cell office:value-type="float" office:value="140.9" table:number-columns-spanned="2" table:number-rows-spanned="1" table:style-name="ce40">
            <text:p>140.9</text:p>
          </table:table-cell>
          <table:covered-table-cell/>
          <table:table-cell office:value-type="float" office:value="420.8" table:number-columns-spanned="2" table:number-rows-spanned="1" table:style-name="ce40">
            <text:p>420.8</text:p>
          </table:table-cell>
          <table:covered-table-cell/>
          <table:table-cell office:value-type="float" office:value="8.1999999999999993" table:number-columns-spanned="2" table:number-rows-spanned="1" table:style-name="ce40">
            <text:p>8.2</text:p>
          </table:table-cell>
          <table:covered-table-cell/>
          <table:table-cell office:value-type="float" office:value="315" table:number-columns-spanned="2" table:number-rows-spanned="1" table:style-name="ce40">
            <text:p>315.0</text:p>
          </table:table-cell>
          <table:covered-table-cell/>
          <table:table-cell office:value-type="float" office:value="6.1" table:number-columns-spanned="2" table:number-rows-spanned="1" table:style-name="ce40">
            <text:p>6.1</text:p>
          </table:table-cell>
          <table:covered-table-cell/>
          <table:table-cell office:value-type="float" office:value="106.4" table:style-name="ce11">
            <text:p>106.4</text:p>
          </table:table-cell>
          <table:table-cell office:value-type="float" office:value="2.1" table:style-name="ce11">
            <text:p>2.1</text:p>
          </table:table-cell>
          <table:table-cell office:value-type="float" office:value="26.9" table:style-name="ce11">
            <text:p>26.9</text:p>
          </table:table-cell>
          <table:table-cell office:value-type="float" office:value="35.1" table:number-columns-spanned="2" table:number-rows-spanned="1" table:style-name="ce40">
            <text:p>35.1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30 bis unter 60 Jahre</text:span></text:p>
          </table:table-cell>
          <table:covered-table-cell table:number-columns-repeated="3"/>
          <table:table-cell office:value-type="float" office:value="359.2" table:number-columns-spanned="2" table:number-rows-spanned="1" table:style-name="ce40">
            <text:p>359.2</text:p>
          </table:table-cell>
          <table:covered-table-cell/>
          <table:table-cell office:value-type="float" office:value="420.2" table:number-columns-spanned="2" table:number-rows-spanned="1" table:style-name="ce40">
            <text:p>420.2</text:p>
          </table:table-cell>
          <table:covered-table-cell/>
          <table:table-cell office:value-type="float" office:value="7.6" table:number-columns-spanned="2" table:number-rows-spanned="1" table:style-name="ce40">
            <text:p>7.6</text:p>
          </table:table-cell>
          <table:covered-table-cell/>
          <table:table-cell office:value-type="float" office:value="307.5" table:number-columns-spanned="2" table:number-rows-spanned="1" table:style-name="ce40">
            <text:p>307.5</text:p>
          </table:table-cell>
          <table:covered-table-cell/>
          <table:table-cell office:value-type="float" office:value="5.5" table:number-columns-spanned="2" table:number-rows-spanned="1" table:style-name="ce40">
            <text:p>5.5</text:p>
          </table:table-cell>
          <table:covered-table-cell/>
          <table:table-cell office:value-type="float" office:value="113.8" table:style-name="ce11">
            <text:p>113.8</text:p>
          </table:table-cell>
          <table:table-cell office:value-type="float" office:value="2.1" table:style-name="ce11">
            <text:p>2.1</text:p>
          </table:table-cell>
          <table:table-cell office:value-type="float" office:value="29.7" table:style-name="ce11">
            <text:p>29.7</text:p>
          </table:table-cell>
          <table:table-cell office:value-type="float" office:value="36.200000000000003" table:number-columns-spanned="2" table:number-rows-spanned="1" table:style-name="ce40">
            <text:p>36.2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60 und mehr Jahre</text:span></text:p>
          </table:table-cell>
          <table:covered-table-cell table:number-columns-repeated="3"/>
          <table:table-cell office:value-type="float" office:value="237.1" table:number-columns-spanned="2" table:number-rows-spanned="1" table:style-name="ce40">
            <text:p>237.1</text:p>
          </table:table-cell>
          <table:covered-table-cell/>
          <table:table-cell office:value-type="float" office:value="356.7" table:number-columns-spanned="2" table:number-rows-spanned="1" table:style-name="ce40">
            <text:p>356.7</text:p>
          </table:table-cell>
          <table:covered-table-cell/>
          <table:table-cell office:value-type="float" office:value="6" table:number-columns-spanned="2" table:number-rows-spanned="1" table:style-name="ce40">
            <text:p>6.0</text:p>
          </table:table-cell>
          <table:covered-table-cell/>
          <table:table-cell office:value-type="float" office:value="239.9" table:number-columns-spanned="2" table:number-rows-spanned="1" table:style-name="ce40">
            <text:p>239.9</text:p>
          </table:table-cell>
          <table:covered-table-cell/>
          <table:table-cell office:value-type="float" office:value="4" table:number-columns-spanned="2" table:number-rows-spanned="1" table:style-name="ce40">
            <text:p>4.0</text:p>
          </table:table-cell>
          <table:covered-table-cell/>
          <table:table-cell office:value-type="float" office:value="117.8" table:style-name="ce11">
            <text:p>117.8</text:p>
          </table:table-cell>
          <table:table-cell office:value-type="float" office:value="2" table:style-name="ce11">
            <text:p>2.0</text:p>
          </table:table-cell>
          <table:table-cell office:value-type="float" office:value="35.799999999999997" table:style-name="ce11">
            <text:p>35.8</text:p>
          </table:table-cell>
          <table:table-cell office:value-type="float" office:value="37.700000000000003" table:number-columns-spanned="2" table:number-rows-spanned="1" table:style-name="ce40">
            <text:p>37.7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7">
            <text:p><text:span text:style-name="T3">Mehrpersonen-Nichtfamilien haushalte</text:span></text:p>
          </table:table-cell>
          <table:covered-table-cell table:number-columns-repeated="3"/>
          <table:table-cell office:value-type="float" office:value="48.4" table:number-columns-spanned="2" table:number-rows-spanned="1" table:style-name="ce40">
            <text:p>48.4</text:p>
          </table:table-cell>
          <table:covered-table-cell/>
          <table:table-cell office:value-type="float" office:value="631.70000000000005" table:number-columns-spanned="2" table:number-rows-spanned="1" table:style-name="ce40">
            <text:p>631.7</text:p>
          </table:table-cell>
          <table:covered-table-cell/>
          <table:table-cell office:value-type="float" office:value="8.6" table:number-columns-spanned="2" table:number-rows-spanned="1" table:style-name="ce40">
            <text:p>8.6</text:p>
          </table:table-cell>
          <table:covered-table-cell/>
          <table:table-cell office:value-type="float" office:value="480.7" table:number-columns-spanned="2" table:number-rows-spanned="1" table:style-name="ce40">
            <text:p>480.7</text:p>
          </table:table-cell>
          <table:covered-table-cell/>
          <table:table-cell office:value-type="float" office:value="6.4" table:number-columns-spanned="2" table:number-rows-spanned="1" table:style-name="ce40">
            <text:p>6.4</text:p>
          </table:table-cell>
          <table:covered-table-cell/>
          <table:table-cell office:value-type="float" office:value="151.9" table:style-name="ce11">
            <text:p>151.9</text:p>
          </table:table-cell>
          <table:table-cell office:value-type="float" office:value="2.2000000000000002" table:style-name="ce11">
            <text:p>2.2</text:p>
          </table:table-cell>
          <table:table-cell office:value-type="float" office:value="28" table:style-name="ce11">
            <text:p>28.0</text:p>
          </table:table-cell>
          <table:table-cell office:value-type="float" office:value="36.299999999999997" table:number-columns-spanned="2" table:number-rows-spanned="1" table:style-name="ce40">
            <text:p>36.3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4" table:number-rows-spanned="1" table:style-name="ce41">
            <text:p><text:span text:style-name="T2">Mietvertragsdauer2)</text:span></text:p>
          </table:table-cell>
          <table:covered-table-cell table:number-columns-repeated="3"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repeated="3" table:style-name="ce12"/>
          <table:table-cell table:number-columns-spanned="2" table:number-rows-spanned="1" table:style-name="ce42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bis unter 2 Jahre</text:span></text:p>
          </table:table-cell>
          <table:covered-table-cell table:number-columns-repeated="3"/>
          <table:table-cell office:value-type="float" office:value="307.5" table:number-columns-spanned="2" table:number-rows-spanned="1" table:style-name="ce40">
            <text:p>307.5</text:p>
          </table:table-cell>
          <table:covered-table-cell/>
          <table:table-cell office:value-type="float" office:value="554.79999999999995" table:number-columns-spanned="2" table:number-rows-spanned="1" table:style-name="ce40">
            <text:p>554.8</text:p>
          </table:table-cell>
          <table:covered-table-cell/>
          <table:table-cell office:value-type="float" office:value="8.6999999999999993" table:number-columns-spanned="2" table:number-rows-spanned="1" table:style-name="ce40">
            <text:p>8.7</text:p>
          </table:table-cell>
          <table:covered-table-cell/>
          <table:table-cell office:value-type="float" office:value="427.6" table:number-columns-spanned="2" table:number-rows-spanned="1" table:style-name="ce40">
            <text:p>427.6</text:p>
          </table:table-cell>
          <table:covered-table-cell/>
          <table:table-cell office:value-type="float" office:value="6.7" table:number-columns-spanned="2" table:number-rows-spanned="1" table:style-name="ce40">
            <text:p>6.7</text:p>
          </table:table-cell>
          <table:covered-table-cell/>
          <table:table-cell office:value-type="float" office:value="128.6" table:style-name="ce11">
            <text:p>128.6</text:p>
          </table:table-cell>
          <table:table-cell office:value-type="float" office:value="2.1" table:style-name="ce11">
            <text:p>2.1</text:p>
          </table:table-cell>
          <table:table-cell office:value-type="float" office:value="25" table:style-name="ce11">
            <text:p>25.0</text:p>
          </table:table-cell>
          <table:table-cell office:value-type="float" office:value="36.200000000000003" table:number-columns-spanned="2" table:number-rows-spanned="1" table:style-name="ce40">
            <text:p>36.2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2 bis unter 5 Jahre</text:span></text:p>
          </table:table-cell>
          <table:covered-table-cell table:number-columns-repeated="3"/>
          <table:table-cell office:value-type="float" office:value="362.8" table:number-columns-spanned="2" table:number-rows-spanned="1" table:style-name="ce40">
            <text:p>362.8</text:p>
          </table:table-cell>
          <table:covered-table-cell/>
          <table:table-cell office:value-type="float" office:value="521.20000000000005" table:number-columns-spanned="2" table:number-rows-spanned="1" table:style-name="ce40">
            <text:p>521.2</text:p>
          </table:table-cell>
          <table:covered-table-cell/>
          <table:table-cell office:value-type="float" office:value="8" table:number-columns-spanned="2" table:number-rows-spanned="1" table:style-name="ce40">
            <text:p>8.0</text:p>
          </table:table-cell>
          <table:covered-table-cell/>
          <table:table-cell office:value-type="float" office:value="395.9" table:number-columns-spanned="2" table:number-rows-spanned="1" table:style-name="ce40">
            <text:p>395.9</text:p>
          </table:table-cell>
          <table:covered-table-cell/>
          <table:table-cell office:value-type="float" office:value="6" table:number-columns-spanned="2" table:number-rows-spanned="1" table:style-name="ce40">
            <text:p>6.0</text:p>
          </table:table-cell>
          <table:covered-table-cell/>
          <table:table-cell office:value-type="float" office:value="126.5" table:style-name="ce11">
            <text:p>126.5</text:p>
          </table:table-cell>
          <table:table-cell office:value-type="float" office:value="2" table:style-name="ce11">
            <text:p>2.0</text:p>
          </table:table-cell>
          <table:table-cell office:value-type="float" office:value="26.6" table:style-name="ce11">
            <text:p>26.6</text:p>
          </table:table-cell>
          <table:table-cell office:value-type="float" office:value="39.799999999999997" table:number-columns-spanned="2" table:number-rows-spanned="1" table:style-name="ce40">
            <text:p>39.8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5 bis unter 10 Jahre</text:span></text:p>
          </table:table-cell>
          <table:covered-table-cell table:number-columns-repeated="3"/>
          <table:table-cell office:value-type="float" office:value="287.89999999999998" table:number-columns-spanned="2" table:number-rows-spanned="1" table:style-name="ce40">
            <text:p>287.9</text:p>
          </table:table-cell>
          <table:covered-table-cell/>
          <table:table-cell office:value-type="float" office:value="476.4" table:number-columns-spanned="2" table:number-rows-spanned="1" table:style-name="ce40">
            <text:p>476.4</text:p>
          </table:table-cell>
          <table:covered-table-cell/>
          <table:table-cell office:value-type="float" office:value="7.1" table:number-columns-spanned="2" table:number-rows-spanned="1" table:style-name="ce40">
            <text:p>7.1</text:p>
          </table:table-cell>
          <table:covered-table-cell/>
          <table:table-cell office:value-type="float" office:value="349.5" table:number-columns-spanned="2" table:number-rows-spanned="1" table:style-name="ce40">
            <text:p>349.5</text:p>
          </table:table-cell>
          <table:covered-table-cell/>
          <table:table-cell office:value-type="float" office:value="5.2" table:number-columns-spanned="2" table:number-rows-spanned="1" table:style-name="ce40">
            <text:p>5.2</text:p>
          </table:table-cell>
          <table:covered-table-cell/>
          <table:table-cell office:value-type="float" office:value="128.1" table:style-name="ce11">
            <text:p>128.1</text:p>
          </table:table-cell>
          <table:table-cell office:value-type="float" office:value="2" table:style-name="ce11">
            <text:p>2.0</text:p>
          </table:table-cell>
          <table:table-cell office:value-type="float" office:value="28.9" table:style-name="ce11">
            <text:p>28.9</text:p>
          </table:table-cell>
          <table:table-cell office:value-type="float" office:value="36.700000000000003" table:number-columns-spanned="2" table:number-rows-spanned="1" table:style-name="ce40">
            <text:p>36.7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10 bis unter 20 Jahre</text:span></text:p>
          </table:table-cell>
          <table:covered-table-cell table:number-columns-repeated="3"/>
          <table:table-cell office:value-type="float" office:value="265.60000000000002" table:number-columns-spanned="2" table:number-rows-spanned="1" table:style-name="ce40">
            <text:p>265.6</text:p>
          </table:table-cell>
          <table:covered-table-cell/>
          <table:table-cell office:value-type="float" office:value="439.5" table:number-columns-spanned="2" table:number-rows-spanned="1" table:style-name="ce40">
            <text:p>439.5</text:p>
          </table:table-cell>
          <table:covered-table-cell/>
          <table:table-cell office:value-type="float" office:value="6.5" table:number-columns-spanned="2" table:number-rows-spanned="1" table:style-name="ce40">
            <text:p>6.5</text:p>
          </table:table-cell>
          <table:covered-table-cell/>
          <table:table-cell office:value-type="float" office:value="309.5" table:number-columns-spanned="2" table:number-rows-spanned="1" table:style-name="ce40">
            <text:p>309.5</text:p>
          </table:table-cell>
          <table:covered-table-cell/>
          <table:table-cell office:value-type="float" office:value="4.5999999999999996" table:number-columns-spanned="2" table:number-rows-spanned="1" table:style-name="ce40">
            <text:p>4.6</text:p>
          </table:table-cell>
          <table:covered-table-cell/>
          <table:table-cell office:value-type="float" office:value="131.4" table:style-name="ce11">
            <text:p>131.4</text:p>
          </table:table-cell>
          <table:table-cell office:value-type="float" office:value="2" table:style-name="ce11">
            <text:p>2.0</text:p>
          </table:table-cell>
          <table:table-cell office:value-type="float" office:value="32.200000000000003" table:style-name="ce11">
            <text:p>32.2</text:p>
          </table:table-cell>
          <table:table-cell office:value-type="float" office:value="40.299999999999997" table:number-columns-spanned="2" table:number-rows-spanned="1" table:style-name="ce40">
            <text:p>40.3</text:p>
          </table:table-cell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37">
            <text:p><text:span text:style-name="T3">20 bis unter 30 Jahre</text:span></text:p>
          </table:table-cell>
          <table:covered-table-cell table:number-columns-repeated="3"/>
          <table:table-cell office:value-type="float" office:value="128.69999999999999" table:number-columns-spanned="2" table:number-rows-spanned="1" table:style-name="ce40">
            <text:p>128.7</text:p>
          </table:table-cell>
          <table:covered-table-cell/>
          <table:table-cell office:value-type="float" office:value="415.7" table:number-columns-spanned="2" table:number-rows-spanned="1" table:style-name="ce40">
            <text:p>415.7</text:p>
          </table:table-cell>
          <table:covered-table-cell/>
          <table:table-cell office:value-type="float" office:value="5.9" table:number-columns-spanned="2" table:number-rows-spanned="1" table:style-name="ce40">
            <text:p>5.9</text:p>
          </table:table-cell>
          <table:covered-table-cell/>
          <table:table-cell office:value-type="float" office:value="275.7" table:number-columns-spanned="2" table:number-rows-spanned="1" table:style-name="ce40">
            <text:p>275.7</text:p>
          </table:table-cell>
          <table:covered-table-cell/>
          <table:table-cell office:value-type="float" office:value="3.9" table:number-columns-spanned="2" table:number-rows-spanned="1" table:style-name="ce40">
            <text:p>3.9</text:p>
          </table:table-cell>
          <table:covered-table-cell/>
          <table:table-cell office:value-type="float" office:value="140.80000000000001" table:style-name="ce11">
            <text:p>140.8</text:p>
          </table:table-cell>
          <table:table-cell office:value-type="float" office:value="2" table:style-name="ce11">
            <text:p>2.0</text:p>
          </table:table-cell>
          <table:table-cell office:value-type="float" office:value="36.5" table:style-name="ce11">
            <text:p>36.5</text:p>
          </table:table-cell>
          <table:table-cell office:value-type="float" office:value="45.5" table:number-columns-spanned="2" table:number-rows-spanned="1" table:style-name="ce40">
            <text:p>45.5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37">
            <text:p><text:span text:style-name="T3">30 Jahre und länger</text:span></text:p>
          </table:table-cell>
          <table:covered-table-cell table:number-columns-repeated="3"/>
          <table:table-cell office:value-type="float" office:value="206.7" table:number-columns-spanned="2" table:number-rows-spanned="1" table:style-name="ce40">
            <text:p>206.7</text:p>
          </table:table-cell>
          <table:covered-table-cell/>
          <table:table-cell office:value-type="float" office:value="352.6" table:number-columns-spanned="2" table:number-rows-spanned="1" table:style-name="ce40">
            <text:p>352.6</text:p>
          </table:table-cell>
          <table:covered-table-cell/>
          <table:table-cell office:value-type="float" office:value="4.9000000000000004" table:number-columns-spanned="2" table:number-rows-spanned="1" table:style-name="ce40">
            <text:p>4.9</text:p>
          </table:table-cell>
          <table:covered-table-cell/>
          <table:table-cell office:value-type="float" office:value="216.8" table:number-columns-spanned="2" table:number-rows-spanned="1" table:style-name="ce40">
            <text:p>216.8</text:p>
          </table:table-cell>
          <table:covered-table-cell/>
          <table:table-cell office:value-type="float" office:value="3" table:number-columns-spanned="2" table:number-rows-spanned="1" table:style-name="ce40">
            <text:p>3.0</text:p>
          </table:table-cell>
          <table:covered-table-cell/>
          <table:table-cell office:value-type="float" office:value="136.80000000000001" table:style-name="ce11">
            <text:p>136.8</text:p>
          </table:table-cell>
          <table:table-cell office:value-type="float" office:value="1.9" table:style-name="ce11">
            <text:p>1.9</text:p>
          </table:table-cell>
          <table:table-cell office:value-type="float" office:value="41" table:style-name="ce11">
            <text:p>41.0</text:p>
          </table:table-cell>
          <table:table-cell office:value-type="float" office:value="37.299999999999997" table:number-columns-spanned="2" table:number-rows-spanned="1" table:style-name="ce40">
            <text:p>37.3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number-columns-spanned="4" table:number-rows-spanned="1" table:style-name="ce41">
            <text:p><text:span text:style-name="T2">Befristung des Mietvertrags</text:span></text:p>
          </table:table-cell>
          <table:covered-table-cell table:number-columns-repeated="3"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spanned="2" table:number-rows-spanned="1" table:style-name="ce42"/>
          <table:covered-table-cell/>
          <table:table-cell table:number-columns-repeated="3" table:style-name="ce12"/>
          <table:table-cell table:number-columns-spanned="2" table:number-rows-spanned="1" table:style-name="ce42"/>
          <table:covered-table-cell/>
          <table:table-cell table:number-columns-repeated="16365"/>
        </table:table-row>
        <table:table-row table:style-name="ro10">
          <table:table-cell office:value-type="string" table:number-columns-spanned="4" table:number-rows-spanned="1" table:style-name="ce41">
            <text:p><text:span text:style-name="T2">befristet</text:span></text:p>
          </table:table-cell>
          <table:covered-table-cell table:number-columns-repeated="3"/>
          <table:table-cell office:value-type="float" office:value="297.89999999999998" table:number-columns-spanned="2" table:number-rows-spanned="1" table:style-name="ce40">
            <text:p>297.9</text:p>
          </table:table-cell>
          <table:covered-table-cell/>
          <table:table-cell office:value-type="float" office:value="600.4" table:number-columns-spanned="2" table:number-rows-spanned="1" table:style-name="ce40">
            <text:p>600.4</text:p>
          </table:table-cell>
          <table:covered-table-cell/>
          <table:table-cell office:value-type="float" office:value="9.4" table:number-columns-spanned="2" table:number-rows-spanned="1" table:style-name="ce40">
            <text:p>9.4</text:p>
          </table:table-cell>
          <table:covered-table-cell/>
          <table:table-cell office:value-type="float" office:value="472.3" table:number-columns-spanned="2" table:number-rows-spanned="1" table:style-name="ce40">
            <text:p>472.3</text:p>
          </table:table-cell>
          <table:covered-table-cell/>
          <table:table-cell office:value-type="float" office:value="7.3" table:number-columns-spanned="2" table:number-rows-spanned="1" table:style-name="ce40">
            <text:p>7.3</text:p>
          </table:table-cell>
          <table:covered-table-cell/>
          <table:table-cell office:value-type="float" office:value="130" table:style-name="ce11">
            <text:p>130.0</text:p>
          </table:table-cell>
          <table:table-cell office:value-type="float" office:value="2.1" table:style-name="ce11">
            <text:p>2.1</text:p>
          </table:table-cell>
          <table:table-cell office:value-type="float" office:value="23.5" table:style-name="ce11">
            <text:p>23.5</text:p>
          </table:table-cell>
          <table:table-cell office:value-type="float" office:value="41.4" table:number-columns-spanned="2" table:number-rows-spanned="1" table:style-name="ce40">
            <text:p>41.4</text:p>
          </table:table-cell>
          <table:covered-table-cell/>
          <table:table-cell table:number-columns-repeated="16365"/>
        </table:table-row>
        <table:table-row table:style-name="ro1">
          <table:table-cell office:value-type="string" table:number-columns-spanned="4" table:number-rows-spanned="1" table:style-name="ce37">
            <text:p><text:span text:style-name="T3">unbefristet</text:span></text:p>
          </table:table-cell>
          <table:covered-table-cell table:number-columns-repeated="3"/>
          <table:table-cell office:value-type="float" office:value="1262.0999999999999" table:number-columns-spanned="2" table:number-rows-spanned="1" table:style-name="ce43">
            <text:p>1,262.1</text:p>
          </table:table-cell>
          <table:covered-table-cell/>
          <table:table-cell office:value-type="float" office:value="444.9" table:number-columns-spanned="2" table:number-rows-spanned="1" table:style-name="ce40">
            <text:p>444.9</text:p>
          </table:table-cell>
          <table:covered-table-cell/>
          <table:table-cell office:value-type="float" office:value="6.6" table:number-columns-spanned="2" table:number-rows-spanned="1" table:style-name="ce40">
            <text:p>6.6</text:p>
          </table:table-cell>
          <table:covered-table-cell/>
          <table:table-cell office:value-type="float" office:value="315.2" table:number-columns-spanned="2" table:number-rows-spanned="1" table:style-name="ce40">
            <text:p>315.2</text:p>
          </table:table-cell>
          <table:covered-table-cell/>
          <table:table-cell office:value-type="float" office:value="4.7" table:number-columns-spanned="2" table:number-rows-spanned="1" table:style-name="ce40">
            <text:p>4.7</text:p>
          </table:table-cell>
          <table:covered-table-cell/>
          <table:table-cell office:value-type="float" office:value="130.69999999999999" table:style-name="ce11">
            <text:p>130.7</text:p>
          </table:table-cell>
          <table:table-cell office:value-type="float" office:value="2" table:style-name="ce11">
            <text:p>2.0</text:p>
          </table:table-cell>
          <table:table-cell office:value-type="float" office:value="32" table:style-name="ce11">
            <text:p>32.0</text:p>
          </table:table-cell>
          <table:table-cell office:value-type="float" office:value="39.4" table:number-columns-spanned="2" table:number-rows-spanned="1" table:style-name="ce40">
            <text:p>39.4</text:p>
          </table:table-cell>
          <table:covered-table-cell/>
          <table:table-cell table:number-columns-repeated="16365"/>
        </table:table-row>
        <table:table-row table:style-name="ro7">
          <table:table-cell office:value-type="string" table:style-name="ce1">
            <text:p><text:span text:style-name="T2">Q:<text:s/></text:span><text:span text:style-name="T3">STATISTIK AUSTRIA, Mikrozensus 2015. Neues Hochrechnungsverfahren ab 2014. - 1) Anzahl der Hauptmietwohnungen mit Nettomiete<text:s/></text:span><text:span text:style-name="T2">&gt;<text:s/></text:span><text:span text:style-name="T3">0 Euro. - 2)</text:span>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4">
            <text:p><text:span text:style-name="T3">Ohne Wohnungen mit unbekannter Mietvertragsdauer.</text:span></text:p>
          </table:table-cell>
          <table:table-cell table:number-columns-repeated="16383" table:style-name="ce1"/>
        </table:table-row>
        <table:table-row table:style-name="ro4">
          <table:table-cell office:value-type="float" office:value="37" table:style-name="ce15">
            <text:p>37</text:p>
          </table:table-cell>
          <table:table-cell table:number-columns-repeated="16383" table:style-name="ce1"/>
        </table:table-row>
        <table:table-row table:number-rows-repeated="1048502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number number:decimal-places="1" number:min-integer-digits="1" number:grouping="true"/>
    </number:number-style>
    <number:number-style style:name="N36">
      <number:number number:decimal-places="1" number:min-integer-digits="1" number:grouping="true"/>
      <style:map style:condition="value()&gt;=0" style:apply-style-name="N36P0"/>
    </number:number-style>
    <number:number-style style:name="N37P0">
      <number:number number:decimal-places="1" number:min-integer-digits="1"/>
    </number:number-style>
    <number:number-style style:name="N37">
      <number:number number:decimal-places="1" number:min-integer-digits="1"/>
      <style:map style:condition="value()&gt;=0" style:apply-style-name="N37P0"/>
    </number:number-style>
    <number:number-style style:name="N38P0">
      <number:number number:decimal-places="1" number:min-integer-digits="1"/>
      <number:text> </number:text>
    </number:number-style>
    <number:number-style style:name="N38">
      <number:text>(</number:text>
      <number:number number:decimal-places="1" number:min-integer-digits="1"/>
      <number:text>)</number:text>
      <style:map style:condition="value()&gt;=0" style:apply-style-name="N38P0"/>
    </number:number-style>
    <number:number-style style:name="N39P0">
      <number:number number:decimal-places="0" number:min-integer-digits="1"/>
    </number:number-style>
    <number:number-style style:name="N39">
      <number:number number:decimal-places="0" number:min-integer-digits="1"/>
      <style:map style:condition="value()&gt;=0" style:apply-style-name="N39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nline2PDF.com</meta:initial-creator>
    <dc:creator>Online2PDF.com</dc:creator>
    <meta:creation-date>2024-06-03T15:49:42Z</meta:creation-date>
    <dc:date>2024-06-03T13:49:44Z</dc:date>
    <meta:editing-duration>PT0S</meta:editing-duration>
  </office:meta>
</office:document-meta>
</file>